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ordVisi MSFontService" svg:font-family="'WordVisi MSFontService', Arial, 'Arial EmbeddedFont', 'Arial MSFontService', sans-serif"/>
  </office:font-face-decls>
  <office:automatic-styles>
    <style:style style:name="Table1" style:family="table">
      <style:table-properties style:width="17.103cm" fo:margin-left="0cm" table:align="left"/>
    </style:style>
    <style:style style:name="Table1.A" style:family="table-column">
      <style:table-column-properties style:column-width="1.909cm"/>
    </style:style>
    <style:style style:name="Table1.B" style:family="table-column">
      <style:table-column-properties style:column-width="3.288cm"/>
    </style:style>
    <style:style style:name="Table1.C" style:family="table-column">
      <style:table-column-properties style:column-width="3.505cm"/>
    </style:style>
    <style:style style:name="Table1.D" style:family="table-column">
      <style:table-column-properties style:column-width="2.632cm"/>
    </style:style>
    <style:style style:name="Table1.E" style:family="table-column">
      <style:table-column-properties style:column-width="2.833cm"/>
    </style:style>
    <style:style style:name="Table1.F" style:family="table-column">
      <style:table-column-properties style:column-width="2.937cm"/>
    </style:style>
    <style:style style:name="Table1.A1" style:family="table-cell">
      <style:table-cell-properties style:writing-mode="page"/>
    </style:style>
    <style:style style:name="P1" style:family="paragraph" style:parent-style-name="Standard">
      <style:text-properties fo:font-weight="bold" officeooo:rsid="001b0c86" officeooo:paragraph-rsid="001b0c86" style:font-weight-asian="bold" style:font-weight-complex="bold"/>
    </style:style>
    <style:style style:name="P2" style:family="paragraph" style:parent-style-name="Standard">
      <style:text-properties fo:font-weight="bold" officeooo:rsid="002077a8" officeooo:paragraph-rsid="002077a8" style:font-weight-asian="bold" style:font-weight-complex="bold"/>
    </style:style>
    <style:style style:name="P3" style:family="paragraph" style:parent-style-name="Standard">
      <style:text-properties fo:font-weight="bold" officeooo:rsid="003223f8" officeooo:paragraph-rsid="003223f8" style:font-weight-asian="bold" style:font-weight-complex="bold"/>
    </style:style>
    <style:style style:name="P4" style:family="paragraph" style:parent-style-name="Table_20_Contents">
      <style:text-properties fo:font-size="11pt" fo:font-weight="bold" officeooo:rsid="001b0c86" officeooo:paragraph-rsid="001b0c86" style:font-size-asian="11pt" style:font-weight-asian="bold" style:font-size-complex="11pt" style:font-weight-complex="bold"/>
    </style:style>
    <style:style style:name="P5" style:family="paragraph" style:parent-style-name="Table_20_Heading">
      <style:text-properties fo:font-size="11pt" fo:font-weight="bold" officeooo:rsid="001b0c86" officeooo:paragraph-rsid="001b0c86" style:font-size-asian="11pt" style:font-weight-asian="bold" style:font-size-complex="11pt" style:font-weight-complex="bold"/>
    </style:style>
    <style:style style:name="P6" style:family="paragraph" style:parent-style-name="Table_20_Contents">
      <style:text-properties fo:font-size="11pt" officeooo:rsid="001b7bb3" officeooo:paragraph-rsid="001d030c" style:font-size-asian="11pt" style:font-size-complex="11pt"/>
    </style:style>
    <style:style style:name="P7" style:family="paragraph" style:parent-style-name="Table_20_Contents">
      <style:text-properties fo:font-size="11pt" officeooo:rsid="001ebd6d" officeooo:paragraph-rsid="001ebd6d" style:font-size-asian="11pt" style:font-size-complex="11pt"/>
    </style:style>
    <style:style style:name="P8" style:family="paragraph" style:parent-style-name="Table_20_Contents">
      <style:text-properties fo:font-size="11pt" officeooo:rsid="001ebd6d" officeooo:paragraph-rsid="001f9036" style:font-size-asian="11pt" style:font-size-complex="11pt"/>
    </style:style>
    <style:style style:name="P9" style:family="paragraph" style:parent-style-name="Table_20_Contents">
      <style:text-properties fo:font-size="11pt" officeooo:rsid="001ebd6d" officeooo:paragraph-rsid="003784e0" style:font-size-asian="11pt" style:font-size-complex="11pt"/>
    </style:style>
    <style:style style:name="P10" style:family="paragraph" style:parent-style-name="Table_20_Heading">
      <style:text-properties fo:font-size="11pt" style:font-size-asian="11pt" style:font-size-complex="11pt"/>
    </style:style>
    <style:style style:name="P11" style:family="paragraph" style:parent-style-name="Table_20_Heading">
      <style:text-properties fo:font-size="11pt" officeooo:rsid="001b0c86" officeooo:paragraph-rsid="001b0c86" style:font-size-asian="11pt" style:font-size-complex="11pt"/>
    </style:style>
    <style:style style:name="P12" style:family="paragraph" style:parent-style-name="Table_20_Contents">
      <style:text-properties fo:font-size="11pt" officeooo:rsid="003784e0" officeooo:paragraph-rsid="003784e0" style:font-size-asian="11pt" style:font-size-complex="11pt"/>
    </style:style>
    <style:style style:name="P13" style:family="paragraph" style:parent-style-name="Table_20_Contents">
      <style:paragraph-properties style:writing-mode="lr-tb"/>
      <style:text-properties fo:font-size="11pt" officeooo:rsid="003784e0" officeooo:paragraph-rsid="003784e0" style:font-size-asian="11pt" style:font-size-complex="11pt"/>
    </style:style>
    <style:style style:name="P14" style:family="paragraph" style:parent-style-name="Standard">
      <style:text-properties fo:font-size="11pt" officeooo:rsid="003d49fa" officeooo:paragraph-rsid="0041b61f" style:font-size-asian="11pt" style:font-size-complex="11pt"/>
    </style:style>
    <style:style style:name="P15" style:family="paragraph" style:parent-style-name="Table_20_Contents">
      <style:text-properties fo:font-size="11pt" officeooo:rsid="003d49fa" officeooo:paragraph-rsid="0041b61f" style:font-size-asian="11pt" style:font-size-complex="11pt"/>
    </style:style>
    <style:style style:name="P16" style:family="paragraph" style:parent-style-name="Standard">
      <style:text-properties fo:font-size="11pt" officeooo:rsid="003d49fa" officeooo:paragraph-rsid="004316d7" style:font-size-asian="11pt" style:font-size-complex="11pt"/>
    </style:style>
    <style:style style:name="P17" style:family="paragraph" style:parent-style-name="Table_20_Contents">
      <style:text-properties fo:font-size="11pt" officeooo:rsid="003d49fa" officeooo:paragraph-rsid="003d49fa" style:font-size-asian="11pt" style:font-size-complex="11pt"/>
    </style:style>
    <style:style style:name="P18" style:family="paragraph" style:parent-style-name="Table_20_Contents">
      <style:text-properties fo:font-size="11pt" officeooo:rsid="003d49fa" officeooo:paragraph-rsid="00405617" style:font-size-asian="11pt" style:font-size-complex="11pt"/>
    </style:style>
    <style:style style:name="P19" style:family="paragraph" style:parent-style-name="Table_20_Contents">
      <style:text-properties fo:font-size="11pt" officeooo:rsid="00383bd4" officeooo:paragraph-rsid="00383bd4" style:font-size-asian="11pt" style:font-size-complex="11pt"/>
    </style:style>
    <style:style style:name="P20" style:family="paragraph" style:parent-style-name="Table_20_Contents">
      <style:text-properties fo:font-size="11pt" officeooo:rsid="003a314a" officeooo:paragraph-rsid="003a314a" style:font-size-asian="11pt" style:font-size-complex="11pt"/>
    </style:style>
    <style:style style:name="P21" style:family="paragraph" style:parent-style-name="Table_20_Contents">
      <style:text-properties fo:font-size="11pt" officeooo:rsid="003a314a" officeooo:paragraph-rsid="003a32ab" style:font-size-asian="11pt" style:font-size-complex="11pt"/>
    </style:style>
    <style:style style:name="P22" style:family="paragraph" style:parent-style-name="Table_20_Contents">
      <style:text-properties fo:font-size="11pt" officeooo:rsid="003a32ab" officeooo:paragraph-rsid="003a32ab" style:font-size-asian="11pt" style:font-size-complex="11pt"/>
    </style:style>
    <style:style style:name="P23" style:family="paragraph" style:parent-style-name="Table_20_Contents">
      <style:text-properties fo:font-size="11pt" officeooo:rsid="003a32ab" officeooo:paragraph-rsid="003d49fa" style:font-size-asian="11pt" style:font-size-complex="11pt"/>
    </style:style>
    <style:style style:name="P24" style:family="paragraph" style:parent-style-name="Table_20_Contents">
      <style:text-properties fo:font-size="11pt" officeooo:rsid="003a32ab" officeooo:paragraph-rsid="003d58af" style:font-size-asian="11pt" style:font-size-complex="11pt"/>
    </style:style>
    <style:style style:name="P25" style:family="paragraph" style:parent-style-name="Table_20_Contents">
      <style:text-properties fo:font-size="11pt" officeooo:rsid="003a32ab" officeooo:paragraph-rsid="003eea3c" style:font-size-asian="11pt" style:font-size-complex="11pt"/>
    </style:style>
    <style:style style:name="P26" style:family="paragraph" style:parent-style-name="Table_20_Contents">
      <style:text-properties fo:font-size="11pt" officeooo:rsid="003d430e" officeooo:paragraph-rsid="003d430e" style:font-size-asian="11pt" style:font-size-complex="11pt"/>
    </style:style>
    <style:style style:name="P27" style:family="paragraph" style:parent-style-name="Table_20_Contents">
      <style:paragraph-properties style:writing-mode="lr-tb"/>
      <style:text-properties fo:font-size="11pt" officeooo:rsid="003d430e" officeooo:paragraph-rsid="003d430e" style:font-size-asian="11pt" style:font-size-complex="11pt"/>
    </style:style>
    <style:style style:name="P28" style:family="paragraph" style:parent-style-name="Table_20_Contents">
      <style:text-properties fo:font-size="11pt" officeooo:rsid="003d430e" officeooo:paragraph-rsid="003eea3c" style:font-size-asian="11pt" style:font-size-complex="11pt"/>
    </style:style>
    <style:style style:name="P29" style:family="paragraph" style:parent-style-name="Table_20_Contents">
      <style:text-properties fo:font-size="11pt" officeooo:rsid="0041b61f" officeooo:paragraph-rsid="0041b61f" style:font-size-asian="11pt" style:font-size-complex="11pt"/>
    </style:style>
    <style:style style:name="P30" style:family="paragraph" style:parent-style-name="Table_20_Contents">
      <style:text-properties fo:font-size="11pt" officeooo:rsid="004316d7" officeooo:paragraph-rsid="004316d7" style:font-size-asian="11pt" style:font-size-complex="11pt"/>
    </style:style>
    <style:style style:name="P31" style:family="paragraph" style:parent-style-name="Table_20_Contents">
      <style:text-properties fo:font-size="11pt" officeooo:rsid="00434269" officeooo:paragraph-rsid="00434269" style:font-size-asian="11pt" style:font-size-complex="11pt"/>
    </style:style>
    <style:style style:name="P32" style:family="paragraph" style:parent-style-name="Table_20_Contents">
      <style:paragraph-properties style:writing-mode="lr-tb"/>
      <style:text-properties fo:font-size="11pt" officeooo:rsid="00434269" officeooo:paragraph-rsid="00434269" style:font-size-asian="11pt" style:font-size-complex="11pt"/>
    </style:style>
    <style:style style:name="P33" style:family="paragraph" style:parent-style-name="Table_20_Contents">
      <style:paragraph-properties style:writing-mode="lr-tb"/>
      <style:text-properties fo:font-size="11pt" officeooo:rsid="00434269" officeooo:paragraph-rsid="0045bc41" style:font-size-asian="11pt" style:font-size-complex="11pt"/>
    </style:style>
    <style:style style:name="P34" style:family="paragraph" style:parent-style-name="Table_20_Contents">
      <style:text-properties fo:font-size="11pt" officeooo:rsid="00434269" officeooo:paragraph-rsid="0045bc41" style:font-size-asian="11pt" style:font-size-complex="11pt"/>
    </style:style>
    <style:style style:name="P35" style:family="paragraph" style:parent-style-name="Table_20_Contents">
      <style:text-properties fo:font-size="11pt" officeooo:rsid="00434269" officeooo:paragraph-rsid="0046c823" style:font-size-asian="11pt" style:font-size-complex="11pt"/>
    </style:style>
    <style:style style:name="P36" style:family="paragraph" style:parent-style-name="Table_20_Contents">
      <style:paragraph-properties style:writing-mode="lr-tb"/>
      <style:text-properties fo:font-size="11pt" officeooo:rsid="00434269" officeooo:paragraph-rsid="0046c823" style:font-size-asian="11pt" style:font-size-complex="11pt"/>
    </style:style>
    <style:style style:name="P37" style:family="paragraph" style:parent-style-name="Table_20_Contents">
      <style:text-properties fo:font-size="11pt" officeooo:rsid="0046c823" officeooo:paragraph-rsid="0046c823" style:font-size-asian="11pt" style:font-size-complex="11pt"/>
    </style:style>
    <style:style style:name="P38" style:family="paragraph" style:parent-style-name="Standard">
      <style:text-properties fo:font-weight="normal" officeooo:rsid="001b0c86" officeooo:paragraph-rsid="001b0c86" style:font-weight-asian="normal" style:font-weight-complex="normal"/>
    </style:style>
    <style:style style:name="P39" style:family="paragraph" style:parent-style-name="Standard">
      <style:text-properties fo:font-weight="normal" officeooo:rsid="004962ba" officeooo:paragraph-rsid="004962ba" style:font-weight-asian="normal" style:font-weight-complex="normal"/>
    </style:style>
    <style:style style:name="P40" style:family="paragraph" style:parent-style-name="Standard">
      <style:text-properties fo:font-weight="normal" officeooo:rsid="0049c31c" officeooo:paragraph-rsid="0049c31c" style:font-weight-asian="normal" style:font-weight-complex="normal"/>
    </style:style>
    <style:style style:name="P41" style:family="paragraph" style:parent-style-name="Standard">
      <style:text-properties fo:font-weight="normal" officeooo:rsid="004e85cc" officeooo:paragraph-rsid="004e85cc" style:font-weight-asian="normal" style:font-weight-complex="normal"/>
    </style:style>
    <style:style style:name="P42" style:family="paragraph" style:parent-style-name="Standard">
      <style:text-properties fo:font-weight="normal" officeooo:rsid="001a789c" officeooo:paragraph-rsid="0055f654" style:font-weight-asian="normal" style:font-weight-complex="normal"/>
    </style:style>
    <style:style style:name="P43" style:family="paragraph" style:parent-style-name="Standard">
      <style:text-properties fo:font-weight="normal" officeooo:rsid="002077a8" officeooo:paragraph-rsid="002077a8" style:font-weight-asian="normal" style:font-weight-complex="normal"/>
    </style:style>
    <style:style style:name="P44" style:family="paragraph" style:parent-style-name="Standard">
      <style:text-properties fo:font-size="12pt" fo:font-weight="bold" officeooo:rsid="002077a8" officeooo:paragraph-rsid="002077a8" style:font-size-asian="12pt" style:font-weight-asian="bold" style:font-size-complex="12pt" style:font-weight-complex="bold"/>
    </style:style>
    <style:style style:name="P45" style:family="paragraph" style:parent-style-name="Standard">
      <style:text-properties fo:font-size="12pt" fo:font-weight="bold" officeooo:rsid="002077a8" officeooo:paragraph-rsid="002077a8" style:font-size-asian="10.5pt" style:font-weight-asian="bold" style:font-size-complex="12pt" style:font-weight-complex="bold"/>
    </style:style>
    <style:style style:name="P46" style:family="paragraph" style:parent-style-name="Standard">
      <style:text-properties fo:font-size="12pt" fo:font-weight="normal" officeooo:rsid="00268b80" officeooo:paragraph-rsid="00268b80" style:font-size-asian="12pt" style:font-weight-asian="normal" style:font-size-complex="12pt" style:font-weight-complex="normal"/>
    </style:style>
    <style:style style:name="P47" style:family="paragraph" style:parent-style-name="Standard">
      <style:text-properties fo:font-size="12pt" fo:font-weight="normal" officeooo:rsid="0025dcba" officeooo:paragraph-rsid="002286dd" style:font-size-asian="12pt" style:font-weight-asian="normal" style:font-size-complex="12pt" style:font-weight-complex="normal"/>
    </style:style>
    <style:style style:name="P48" style:family="paragraph" style:parent-style-name="Standard">
      <style:text-properties fo:font-size="12pt" fo:font-weight="normal" officeooo:rsid="00209240" officeooo:paragraph-rsid="002077a8" style:font-size-asian="12pt" style:font-weight-asian="normal" style:font-size-complex="12pt" style:font-weight-complex="normal"/>
    </style:style>
    <style:style style:name="P49" style:family="paragraph" style:parent-style-name="Standard">
      <style:text-properties fo:font-size="12pt" fo:font-weight="normal" officeooo:rsid="0055f654" officeooo:paragraph-rsid="0055f654" style:font-size-asian="10.5pt" style:font-weight-asian="normal" style:font-size-complex="12pt" style:font-weight-complex="normal"/>
    </style:style>
    <style:style style:name="P50" style:family="paragraph" style:parent-style-name="Standard">
      <style:text-properties fo:font-size="12pt" fo:font-weight="normal" officeooo:rsid="006a33b9" officeooo:paragraph-rsid="006a33b9" style:font-size-asian="10.5pt" style:font-weight-asian="normal" style:font-size-complex="12pt" style:font-weight-complex="normal"/>
    </style:style>
    <style:style style:name="P51" style:family="paragraph" style:parent-style-name="Standard">
      <style:text-properties fo:font-size="12pt" fo:font-style="italic" fo:font-weight="normal" officeooo:rsid="0055f654" officeooo:paragraph-rsid="0055f654" style:font-size-asian="10.5pt" style:font-style-asian="italic" style:font-weight-asian="normal" style:font-size-complex="12pt" style:font-style-complex="italic" style:font-weight-complex="normal"/>
    </style:style>
    <style:style style:name="P52" style:family="paragraph" style:parent-style-name="Standard">
      <style:text-properties fo:font-size="12pt" fo:font-style="italic" fo:font-weight="normal" officeooo:rsid="00577530" officeooo:paragraph-rsid="00577530" style:font-size-asian="10.5pt" style:font-style-asian="italic" style:font-weight-asian="normal" style:font-size-complex="12pt" style:font-style-complex="italic" style:font-weight-complex="normal"/>
    </style:style>
    <style:style style:name="P53" style:family="paragraph" style:parent-style-name="Standard">
      <style:text-properties fo:font-size="12pt" fo:font-style="italic" fo:font-weight="normal" officeooo:rsid="00594a28" officeooo:paragraph-rsid="00594a28" style:font-size-asian="10.5pt" style:font-style-asian="italic" style:font-weight-asian="normal" style:font-size-complex="12pt" style:font-style-complex="italic" style:font-weight-complex="normal"/>
    </style:style>
    <style:style style:name="P54" style:family="paragraph" style:parent-style-name="Standard">
      <style:text-properties fo:font-size="12pt" fo:font-style="italic" fo:font-weight="normal" officeooo:rsid="005ab363" officeooo:paragraph-rsid="005ab363" style:font-size-asian="10.5pt" style:font-style-asian="italic" style:font-weight-asian="normal" style:font-size-complex="12pt" style:font-style-complex="italic" style:font-weight-complex="normal"/>
    </style:style>
    <style:style style:name="P55" style:family="paragraph" style:parent-style-name="Standard">
      <style:text-properties fo:font-size="12pt" fo:font-style="italic" fo:font-weight="normal" officeooo:rsid="005c0b13" officeooo:paragraph-rsid="005c0b13" style:font-size-asian="10.5pt" style:font-style-asian="italic" style:font-weight-asian="normal" style:font-size-complex="12pt" style:font-style-complex="italic" style:font-weight-complex="normal"/>
    </style:style>
    <style:style style:name="P56" style:family="paragraph" style:parent-style-name="Standard">
      <style:text-properties fo:font-size="12pt" fo:font-style="italic" fo:font-weight="normal" officeooo:rsid="006a33b9" officeooo:paragraph-rsid="006a33b9" style:font-size-asian="10.5pt" style:font-style-asian="italic" style:font-weight-asian="normal" style:font-size-complex="12pt" style:font-style-complex="italic" style:font-weight-complex="normal"/>
    </style:style>
    <style:style style:name="P57" style:family="paragraph" style:parent-style-name="Standard">
      <style:text-properties fo:font-size="12pt" fo:font-style="normal" fo:font-weight="normal" officeooo:rsid="00594a28" officeooo:paragraph-rsid="005ab363"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normal" officeooo:rsid="00588fcd" officeooo:paragraph-rsid="00577530"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05e50d3" officeooo:paragraph-rsid="005ab363"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05e50d3" officeooo:paragraph-rsid="005ff9a5"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062c479" officeooo:paragraph-rsid="0062c479"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rsid="00661578" officeooo:paragraph-rsid="00661578"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fo:font-weight="normal" officeooo:rsid="00666791" officeooo:paragraph-rsid="00666791"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fo:font-weight="normal" officeooo:rsid="00667b26" officeooo:paragraph-rsid="00667b26"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fo:font-weight="normal" officeooo:rsid="0066ca3e" officeooo:paragraph-rsid="0066ca3e"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normal" officeooo:rsid="00673049" officeooo:paragraph-rsid="00673049"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fo:font-style="normal" fo:font-weight="normal" officeooo:rsid="006a33b9" officeooo:paragraph-rsid="006a33b9" style:font-size-asian="10.5pt" style:font-style-asian="normal" style:font-weight-asian="normal" style:font-size-complex="12pt" style:font-style-complex="normal" style:font-weight-complex="normal"/>
    </style:style>
    <style:style style:name="P68" style:family="paragraph" style:parent-style-name="Standard">
      <style:text-properties fo:font-size="14pt" fo:font-weight="bold" officeooo:rsid="002077a8" officeooo:paragraph-rsid="002077a8" style:font-size-asian="14pt" style:font-weight-asian="bold" style:font-size-complex="14pt" style:font-weight-complex="bold"/>
    </style:style>
    <style:style style:name="P69" style:family="paragraph" style:parent-style-name="Standard">
      <style:text-properties officeooo:paragraph-rsid="002286dd"/>
    </style:style>
    <style:style style:name="P70" style:family="paragraph" style:parent-style-name="Standard">
      <style:text-properties officeooo:paragraph-rsid="002af054"/>
    </style:style>
    <style:style style:name="P71" style:family="paragraph" style:parent-style-name="Standard">
      <style:text-properties officeooo:rsid="002c2349" officeooo:paragraph-rsid="002c2349"/>
    </style:style>
    <style:style style:name="P72" style:family="paragraph" style:parent-style-name="Standard">
      <style:text-properties style:font-name="Liberation Serif" fo:font-size="12pt" fo:font-weight="normal" officeooo:paragraph-rsid="002ee5e2" style:font-size-asian="12pt" style:font-size-complex="12pt"/>
    </style:style>
    <style:style style:name="P73" style:family="paragraph" style:parent-style-name="Standard">
      <style:text-properties style:font-name="Liberation Serif" fo:font-size="12pt" fo:font-weight="bold" officeooo:rsid="003223f8" officeooo:paragraph-rsid="003223f8" style:font-size-asian="12pt" style:font-weight-asian="bold" style:font-size-complex="12pt" style:font-weight-complex="bold"/>
    </style:style>
    <style:style style:name="P74" style:family="paragraph" style:parent-style-name="Text_20_body">
      <style:text-properties officeooo:paragraph-rsid="003223f8" loext:padding="0cm" loext:border="none"/>
    </style:style>
    <style:style style:name="P75" style:family="paragraph" style:parent-style-name="Standard">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2349" officeooo:paragraph-rsid="002af054" style:text-blinking="false" style:font-size-asian="12pt" style:font-weight-asian="normal" style:font-size-complex="12pt" style:font-weight-complex="normal" loext:padding="0cm" loext:border="none"/>
    </style:style>
    <style:style style:name="P76" style:family="paragraph" style:parent-style-name="Standard">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df560" officeooo:paragraph-rsid="002c2349" style:text-blinking="false" style:font-size-asian="12pt" style:font-weight-asian="normal" style:font-size-complex="12pt" style:font-weight-complex="normal" loext:padding="0cm" loext:border="none"/>
    </style:style>
    <style:style style:name="P77" style:family="paragraph" style:parent-style-name="Standard">
      <style:text-properties style:font-name="Times New Roman" fo:font-size="12pt" fo:font-weight="normal" officeooo:paragraph-rsid="0055f654" style:font-size-asian="12pt" style:font-weight-asian="normal" style:font-name-complex="Times New Roman1" style:font-size-complex="12pt" style:font-weight-complex="normal"/>
    </style:style>
    <style:style style:name="P78" style:family="paragraph" style:parent-style-name="Standard">
      <style:text-properties style:font-name="Times New Roman" fo:font-size="12pt" fo:font-weight="normal" officeooo:rsid="002077a8" officeooo:paragraph-rsid="0055f654" style:font-size-asian="12pt" style:font-weight-asian="normal" style:font-name-complex="Times New Roman1" style:font-size-complex="12pt" style:font-weight-complex="normal"/>
    </style:style>
    <style:style style:name="P79" style:family="paragraph" style:parent-style-name="Standard">
      <style:text-properties fo:language="en" fo:country="US" fo:font-weight="normal" officeooo:paragraph-rsid="0055f654" style:font-weight-asian="normal" style:font-weight-complex="normal"/>
    </style:style>
    <style:style style:name="P80" style:family="paragraph" style:parent-style-name="Standard">
      <style:text-properties fo:language="en" fo:country="US" fo:font-weight="normal" officeooo:rsid="002077a8" officeooo:paragraph-rsid="0055f654" style:font-weight-asian="normal" style:font-weight-complex="normal"/>
    </style:style>
    <style:style style:name="P81" style:family="paragraph" style:parent-style-name="List_20_Paragraph" style:list-style-name="WWNum1">
      <style:text-properties style:font-name="Times New Roman" fo:font-size="12pt" fo:font-weight="normal" officeooo:paragraph-rsid="0055f654" style:font-size-asian="12pt" style:font-weight-asian="normal" style:font-name-complex="Times New Roman1" style:font-size-complex="12pt" style:font-weight-complex="normal"/>
    </style:style>
    <style:style style:name="P82" style:family="paragraph" style:parent-style-name="List_20_Paragraph" style:list-style-name="WWNum2">
      <style:text-properties style:font-name="Times New Roman" fo:font-size="12pt" fo:font-weight="normal" officeooo:paragraph-rsid="0055f654" style:font-size-asian="12pt" style:font-weight-asian="normal" style:font-name-complex="Times New Roman1" style:font-size-complex="12pt" style:font-weight-complex="normal"/>
    </style:style>
    <style:style style:name="P83" style:family="paragraph" style:parent-style-name="Standard">
      <style:text-properties fo:font-size="12pt" fo:font-weight="normal" officeooo:rsid="006d4f65" officeooo:paragraph-rsid="006d4f65" style:font-size-asian="10.5pt" style:font-weight-asian="normal" style:font-size-complex="12pt" style:font-weight-complex="normal"/>
    </style:style>
    <style:style style:name="T1" style:family="text">
      <style:text-properties officeooo:rsid="001b7bb3"/>
    </style:style>
    <style:style style:name="T2" style:family="text">
      <style:text-properties officeooo:rsid="001d030c"/>
    </style:style>
    <style:style style:name="T3" style:family="text">
      <style:text-properties officeooo:rsid="001f9036"/>
    </style:style>
    <style:style style:name="T4" style:family="text">
      <style:text-properties fo:font-size="12pt" fo:font-weight="normal" officeooo:rsid="002077a8" style:font-size-asian="12pt" style:font-weight-asian="normal" style:font-size-complex="12pt" style:font-weight-complex="normal"/>
    </style:style>
    <style:style style:name="T5" style:family="text">
      <style:text-properties fo:font-size="12pt" fo:font-weight="normal" officeooo:rsid="002286dd" style:font-size-asian="12pt" style:font-weight-asian="normal" style:font-size-complex="12pt" style:font-weight-complex="normal"/>
    </style:style>
    <style:style style:name="T6" style:family="text">
      <style:text-properties fo:font-size="12pt" fo:font-weight="normal" officeooo:rsid="0023b852" style:font-size-asian="12pt" style:font-weight-asian="normal" style:font-size-complex="12pt" style:font-weight-complex="normal"/>
    </style:style>
    <style:style style:name="T7" style:family="text">
      <style:text-properties fo:font-size="12pt" fo:font-weight="normal" officeooo:rsid="0023dd1c" style:font-size-asian="12pt" style:font-weight-asian="normal" style:font-size-complex="12pt" style:font-weight-complex="normal"/>
    </style:style>
    <style:style style:name="T8" style:family="text">
      <style:text-properties fo:font-size="12pt" fo:font-weight="normal" officeooo:rsid="0025cb2f" style:font-size-asian="12pt" style:font-weight-asian="normal" style:font-size-complex="12pt" style:font-weight-complex="normal"/>
    </style:style>
    <style:style style:name="T9" style:family="text">
      <style:text-properties fo:font-size="12pt" fo:font-weight="normal" officeooo:rsid="0025dcba" style:font-size-asian="12pt" style:font-weight-asian="normal" style:font-size-complex="12pt" style:font-weight-complex="normal"/>
    </style:style>
    <style:style style:name="T10" style:family="text">
      <style:text-properties fo:font-size="12pt" fo:font-weight="normal" officeooo:rsid="002a2d49" style:font-size-asian="12pt" style:font-weight-asian="normal" style:font-size-complex="12pt" style:font-weight-complex="normal" loext:padding="0cm" loext:border="none"/>
    </style:style>
    <style:style style:name="T11" style:family="text">
      <style:text-properties fo:font-size="12pt" fo:font-weight="normal" officeooo:rsid="002a6559" style:font-size-asian="12pt" style:font-weight-asian="normal" style:font-size-complex="12pt" style:font-weight-complex="normal"/>
    </style:style>
    <style:style style:name="T12" style:family="text">
      <style:text-properties fo:font-size="12pt" fo:font-weight="normal" officeooo:rsid="002a6559" style:font-size-asian="12pt" style:font-weight-asian="normal" style:font-size-complex="12pt" style:font-weight-complex="normal" loext:padding="0cm" loext:border="none"/>
    </style:style>
    <style:style style:name="T13" style:family="text">
      <style:text-properties fo:font-size="12pt" fo:font-weight="normal" officeooo:rsid="002af054" style:font-size-asian="12pt" style:font-weight-asian="normal" style:font-size-complex="12pt" style:font-weight-complex="normal" loext:padding="0cm" loext:border="none"/>
    </style:style>
    <style:style style:name="T14" style:family="text">
      <style:text-properties fo:font-size="12pt" fo:font-weight="normal" officeooo:rsid="0034813e" style:font-size-asian="12pt" style:font-weight-asian="normal" style:font-size-complex="12pt" style:font-weight-complex="normal"/>
    </style:style>
    <style:style style:name="T15" style:family="text">
      <style:text-properties fo:font-size="12pt" style:text-underline-style="none" fo:font-weight="normal" officeooo:rsid="002077a8" style:font-size-asian="12pt" style:font-weight-asian="normal" style:font-size-complex="12pt" style:font-weight-complex="normal"/>
    </style:style>
    <style:style style:name="T16" style:family="text">
      <style:text-properties fo:font-size="12pt" fo:font-weight="bold" officeooo:rsid="002077a8" style:font-size-asian="12pt" style:font-weight-asian="bold" style:font-size-complex="12pt" style:font-weight-complex="bold"/>
    </style:style>
    <style:style style:name="T17" style:family="text">
      <style:text-properties fo:font-size="12pt" fo:language="en" fo:country="GB" fo:font-weight="normal" officeooo:rsid="002a2d49" style:font-size-asian="12pt" style:font-weight-asian="normal" style:font-size-complex="12pt" style:font-weight-complex="normal" loext:padding="0cm" loext:border="none"/>
    </style:style>
    <style:style style:name="T18" style:family="text">
      <style:text-properties fo:font-size="12pt" fo:language="en" fo:country="GB" fo:font-weight="normal" officeooo:rsid="0052193c" style:font-size-asian="12pt" style:font-weight-asian="normal" style:font-size-complex="12pt" style:font-weight-complex="normal" loext:padding="0cm" loext:border="none"/>
    </style:style>
    <style:style style:name="T19" style:family="text">
      <style:text-properties fo:font-variant="normal" fo:text-transform="none" fo:color="#000000" loext:opacity="100%" style:text-line-through-style="none" style:text-line-through-type="none" style:font-name="WordVisi MSFontService" fo:font-size="10.5pt" fo:letter-spacing="normal" fo:language="en" fo:country="GB" fo:font-style="normal" style:text-underline-style="none" officeooo:rsid="002286dd" style:text-blinking="false" loext:padding="0cm" loext:border="none"/>
    </style:style>
    <style:style style:name="T20"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style:text-blinking="false" style:font-size-asian="12pt" style:font-size-complex="12pt" loext:padding="0cm" loext:border="none"/>
    </style:style>
    <style:style style:name="T21"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2286dd" style:text-blinking="false" style:font-size-asian="12pt" style:font-size-complex="12pt" loext:padding="0cm" loext:border="none"/>
    </style:style>
    <style:style style:name="T22"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346222" style:text-blinking="false" style:font-size-asian="12pt" style:font-size-complex="12pt" loext:padding="0cm" loext:border="none"/>
    </style:style>
    <style:style style:name="T23"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2a6559" style:text-blinking="false" style:font-size-asian="12pt" style:font-weight-asian="normal" style:font-size-complex="12pt" style:font-weight-complex="normal" loext:padding="0cm" loext:border="none"/>
    </style:style>
    <style:style style:name="T24"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officeooo:rsid="002286dd" style:text-blinking="false" style:font-size-asian="12pt" style:font-size-complex="12pt" loext:padding="0cm" loext:border="none"/>
    </style:style>
    <style:style style:name="T25"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a6559" style:text-blinking="false" style:font-size-asian="12pt" style:font-weight-asian="normal" style:font-size-complex="12pt" style:font-weight-complex="normal" loext:padding="0cm" loext:border="none"/>
    </style:style>
    <style:style style:name="T26"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af054" style:text-blinking="false" style:font-size-asian="12pt" style:font-weight-asian="normal" style:font-size-complex="12pt" style:font-weight-complex="normal" loext:padding="0cm" loext:border="none"/>
    </style:style>
    <style:style style:name="T27"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186e" style:text-blinking="false" style:font-size-asian="12pt" style:font-weight-asian="normal" style:font-size-complex="12pt" style:font-weight-complex="normal" loext:padding="0cm" loext:border="none"/>
    </style:style>
    <style:style style:name="T28"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2349" style:text-blinking="false" style:font-size-asian="12pt" style:font-weight-asian="normal" style:font-size-complex="12pt" style:font-weight-complex="normal" loext:padding="0cm" loext:border="none"/>
    </style:style>
    <style:style style:name="T29"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style:text-blinking="false" style:font-size-asian="12pt" style:font-weight-asian="normal" style:font-size-complex="12pt" style:font-weight-complex="normal" loext:padding="0cm" loext:border="none"/>
    </style:style>
    <style:style style:name="T30"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df560" style:text-blinking="false" style:font-size-asian="12pt" style:font-weight-asian="normal" style:font-size-complex="12pt" style:font-weight-complex="normal" loext:padding="0cm" loext:border="none"/>
    </style:style>
    <style:style style:name="T31"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4813e" style:text-blinking="false" style:font-size-asian="12pt" style:font-weight-asian="normal" style:font-size-complex="12pt" style:font-weight-complex="normal" loext:padding="0cm" loext:border="none"/>
    </style:style>
    <style:style style:name="T32"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4e5b6" style:text-blinking="false" style:font-size-asian="12pt" style:font-weight-asian="normal" style:font-size-complex="12pt" style:font-weight-complex="normal" loext:padding="0cm" loext:border="none"/>
    </style:style>
    <style:style style:name="T33"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625a7" style:text-blinking="false" style:font-size-asian="12pt" style:font-weight-asian="normal" style:font-size-complex="12pt" style:font-weight-complex="normal" loext:padding="0cm" loext:border="none"/>
    </style:style>
    <style:style style:name="T34" style:family="text">
      <style:text-properties fo:font-variant="normal" fo:text-transform="none" fo:color="#000000" loext:opacity="100%" fo:letter-spacing="normal" fo:font-style="normal"/>
    </style:style>
    <style:style style:name="T35" style:family="text">
      <style:text-properties fo:font-variant="normal" fo:text-transform="none" fo:color="#000000" loext:opacity="100%" fo:letter-spacing="normal" fo:font-style="normal" officeooo:rsid="002e582a"/>
    </style:style>
    <style:style style:name="T36" style:family="text">
      <style:text-properties fo:font-variant="normal" fo:text-transform="none" fo:color="#000000" loext:opacity="100%" fo:letter-spacing="normal" fo:font-style="normal" officeooo:rsid="002ee5e2"/>
    </style:style>
    <style:style style:name="T37" style:family="text">
      <style:text-properties fo:font-variant="normal" fo:text-transform="none" fo:color="#000000" loext:opacity="100%" fo:letter-spacing="normal" fo:font-style="normal" officeooo:rsid="00306a45"/>
    </style:style>
    <style:style style:name="T38" style:family="text">
      <style:text-properties fo:font-variant="normal" fo:text-transform="none" fo:color="#000000" loext:opacity="100%" fo:letter-spacing="normal" fo:font-style="normal" fo:font-weight="normal"/>
    </style:style>
    <style:style style:name="T39" style:family="text">
      <style:text-properties fo:font-variant="normal" fo:text-transform="none" fo:color="#000000" loext:opacity="100%" fo:letter-spacing="normal" fo:font-style="normal" officeooo:rsid="003625a7"/>
    </style:style>
    <style:style style:name="T40" style:family="text">
      <style:text-properties fo:font-variant="normal" fo:text-transform="none" fo:color="#000000" loext:opacity="100%" fo:letter-spacing="normal" fo:font-style="italic" style:font-style-asian="italic" style:font-style-complex="italic"/>
    </style:style>
    <style:style style:name="T41" style:family="text">
      <style:text-properties fo:font-variant="normal" fo:text-transform="none" fo:color="#000000" loext:opacity="100%" style:font-name="Liberation Serif" fo:font-size="12pt" fo:letter-spacing="normal" fo:font-style="normal" fo:font-weight="normal" officeooo:rsid="003223f8" style:font-size-asian="12pt" style:font-weight-asian="bold" style:font-size-complex="12pt" style:font-weight-complex="bold"/>
    </style:style>
    <style:style style:name="T42" style:family="text">
      <style:text-properties fo:font-variant="normal" fo:text-transform="none" fo:color="#000000" loext:opacity="100%" style:font-name="Liberation Serif" fo:font-size="12pt" fo:letter-spacing="normal" fo:language="en" fo:country="GB" fo:font-style="normal" fo:font-weight="normal" officeooo:rsid="003223f8" style:font-size-asian="12pt" style:font-weight-asian="bold" style:font-size-complex="12pt" style:font-weight-complex="bold"/>
    </style:style>
    <style:style style:name="T43" style:family="text">
      <style:text-properties style:font-name="Liberation Serif" fo:font-size="12pt" style:text-underline-style="none" fo:font-weight="normal" officeooo:rsid="002286dd" style:font-size-asian="12pt" style:font-weight-asian="normal" style:font-size-complex="12pt" style:font-weight-complex="normal"/>
    </style:style>
    <style:style style:name="T44" style:family="text">
      <style:text-properties officeooo:rsid="002776a8"/>
    </style:style>
    <style:style style:name="T45" style:family="text">
      <style:text-properties officeooo:rsid="0028a1cb"/>
    </style:style>
    <style:style style:name="T46" style:family="text">
      <style:text-properties officeooo:rsid="002df560" style:font-weight-asian="normal" style:font-weight-complex="normal"/>
    </style:style>
    <style:style style:name="T47" style:family="text">
      <style:text-properties officeooo:rsid="002e582a" style:font-weight-asian="normal" style:font-weight-complex="normal"/>
    </style:style>
    <style:style style:name="T48" style:family="text">
      <style:text-properties fo:color="#000000" loext:opacity="100%" fo:letter-spacing="normal" fo:font-style="italic" fo:font-weight="normal"/>
    </style:style>
    <style:style style:name="T49" style:family="text">
      <style:text-properties officeooo:rsid="0034813e"/>
    </style:style>
    <style:style style:name="T50" style:family="text">
      <style:text-properties officeooo:rsid="003784e0"/>
    </style:style>
    <style:style style:name="T51" style:family="text">
      <style:text-properties officeooo:rsid="003a314a"/>
    </style:style>
    <style:style style:name="T52" style:family="text">
      <style:text-properties officeooo:rsid="003ba3a5"/>
    </style:style>
    <style:style style:name="T53" style:family="text">
      <style:text-properties officeooo:rsid="003d430e"/>
    </style:style>
    <style:style style:name="T54" style:family="text">
      <style:text-properties officeooo:rsid="003d49fa"/>
    </style:style>
    <style:style style:name="T55" style:family="text">
      <style:text-properties officeooo:rsid="003d58af"/>
    </style:style>
    <style:style style:name="T56" style:family="text">
      <style:text-properties officeooo:rsid="003eea3c"/>
    </style:style>
    <style:style style:name="T57" style:family="text">
      <style:text-properties officeooo:rsid="00405617"/>
    </style:style>
    <style:style style:name="T58" style:family="text">
      <style:text-properties officeooo:rsid="0041b61f"/>
    </style:style>
    <style:style style:name="T59" style:family="text">
      <style:text-properties officeooo:rsid="004316d7"/>
    </style:style>
    <style:style style:name="T60" style:family="text">
      <style:text-properties officeooo:rsid="0043e9a4"/>
    </style:style>
    <style:style style:name="T61" style:family="text">
      <style:text-properties officeooo:rsid="0045bc41"/>
    </style:style>
    <style:style style:name="T62" style:family="text">
      <style:text-properties officeooo:rsid="0046c823"/>
    </style:style>
    <style:style style:name="T63" style:family="text">
      <style:text-properties officeooo:rsid="0048b665"/>
    </style:style>
    <style:style style:name="T64" style:family="text">
      <style:text-properties officeooo:rsid="0048caa8"/>
    </style:style>
    <style:style style:name="T65" style:family="text">
      <style:text-properties officeooo:rsid="00496e89"/>
    </style:style>
    <style:style style:name="T66" style:family="text">
      <style:text-properties officeooo:rsid="0049c31c"/>
    </style:style>
    <style:style style:name="T67" style:family="text">
      <style:text-properties officeooo:rsid="004b4bcc"/>
    </style:style>
    <style:style style:name="T68" style:family="text">
      <style:text-properties officeooo:rsid="004d2f71"/>
    </style:style>
    <style:style style:name="T69" style:family="text">
      <style:text-properties officeooo:rsid="004f6667"/>
    </style:style>
    <style:style style:name="T70" style:family="text">
      <style:text-properties officeooo:rsid="00577530"/>
    </style:style>
    <style:style style:name="T71" style:family="text">
      <style:text-properties fo:font-style="normal" style:font-style-asian="normal" style:font-style-complex="normal"/>
    </style:style>
    <style:style style:name="T72" style:family="text">
      <style:text-properties fo:font-style="normal" officeooo:rsid="00588fcd" style:font-style-asian="normal" style:font-style-complex="normal"/>
    </style:style>
    <style:style style:name="T73" style:family="text">
      <style:text-properties officeooo:rsid="00588fcd"/>
    </style:style>
    <style:style style:name="T74" style:family="text">
      <style:text-properties officeooo:rsid="005ab363"/>
    </style:style>
    <style:style style:name="T75" style:family="text">
      <style:text-properties officeooo:rsid="005ff9a5"/>
    </style:style>
    <style:style style:name="T76" style:family="text">
      <style:text-properties officeooo:rsid="00644976"/>
    </style:style>
    <style:style style:name="T77" style:family="text">
      <style:text-properties officeooo:rsid="00673049"/>
    </style:style>
    <style:style style:name="T78" style:family="text">
      <style:text-properties officeooo:rsid="0068a97f"/>
    </style:style>
    <style:style style:name="T79" style:family="text">
      <style:text-properties officeooo:rsid="006a33b9"/>
    </style:style>
    <style:style style:name="T80" style:family="text">
      <style:text-properties officeooo:rsid="006dcc7f"/>
    </style:style>
    <style:style style:name="T81" style:family="text">
      <style:text-properties officeooo:rsid="00709d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Overview</text:p>
      <text:p text:style-name="P44">Topic</text:p>
      <text:p text:style-name="P69"><text:span text:style-name="T4">The project we plan to develop will be a Productivity Software application with the </text:span><text:span text:style-name="T5">goal</text:span><text:span text:style-name="T4"> to present a niche solution to the </text:span><text:span text:style-name="T5">growing productivity software </text:span><text:span text:style-name="T4">market </text:span><text:span text:style-name="T43">(</text:span><text:span text:style-name="T20">currently worth AUD $66.551 billion</text:span><text:span text:style-name="T21">) expected to grow 14% per year up to 2030 </text:span><text:span text:style-name="T22">(</text:span><text:span text:style-name="T24">Productivity Management Software Market Report, 2030, 2022</text:span><text:span text:style-name="T19">)</text:span><text:span text:style-name="T15">.</text:span><text:span text:style-name="T4"> </text:span><text:span text:style-name="T5">To achieve this goal, our project will be developed with the basis of being versatile, cheap and </text:span><text:span text:style-name="T8">easy-</text:span><text:span text:style-name="T5">to-use. Our</text:span><text:span text:style-name="T6"> </text:span><text:span text:style-name="T5">approach </text:span><text:span text:style-name="T6">to development </text:span><text:span text:style-name="T5">will avoid bloated and unnecessary features </text:span><text:span text:style-name="T6">to the application’s main objective </text:span><text:span text:style-name="T8">which is </text:span><text:span text:style-name="T14">to</text:span><text:span text:style-name="T6"> assist </text:span><text:span text:style-name="T8">a user</text:span><text:span text:style-name="T6"> with </text:span><text:span text:style-name="T8">their </text:span><text:span text:style-name="T6">productivity, time-management and organisation. Benefits of this approach include reduced resources required and greater efficiency to </text:span><text:span text:style-name="T7">project</text:span><text:span text:style-name="T6"> development. For the end-user, the benefit they receive is a simple </text:span><text:span text:style-name="T7">and intuitive </text:span><text:span text:style-name="T6">product </text:span><text:span text:style-name="T14">which can be</text:span><text:span text:style-name="T7"> quickly pick</text:span><text:span text:style-name="T14">ed</text:span><text:span text:style-name="T7"> up and utilise</text:span><text:span text:style-name="T14">d</text:span><text:span text:style-name="T7"> to its full capabilities. </text:span><text:span text:style-name="T8">Features that are implemented will feel familiar without the bells and whistles most applications tend to have. We avoid having these bell and whistle type features so as to not distract and cause detriment to the user’s experience. The application will serve </text:span><text:span text:style-name="T14">as</text:span><text:span text:style-name="T8"> an all-in-one package for user productivity </text:span><text:span text:style-name="T9">on an individual and team level</text:span><text:span text:style-name="T8">, avoiding the need for add-on extensions or usage of additional applications.</text:span></text:p>
      <text:p text:style-name="P47"/>
      <text:p text:style-name="P46">To begin the development of our project, we will first create a wireframe to map out the application’s layout, user flow, information architecture and behaviours. From here, a prototype in the form of a full interactive mock-up will be developed, simulating the applications changes, behaviours, interactions, etc. It presents an opportunity for on-going testing, an understanding and feel for the UI/UX, plans for changes in the overall design/flow/behaviours, and <text:span text:style-name="T49">raise</text:span> issues requiring amendment. <text:span text:style-name="T44">We will continuously </text:span>refine <text:span text:style-name="T44">the project so that the actual software development will have a clear goal to achieve. </text:span>This approach does leave us limited with what we can <text:span text:style-name="T45">test</text:span> such as the storage of files, the implementation of APIs <text:span text:style-name="T45">or </text:span><text:span text:style-name="T49">the </text:span><text:span text:style-name="T45">web app deployment </text:span><text:span text:style-name="T49">process</text:span><text:span text:style-name="T45"> </text:span><text:span text:style-name="T44">as these require code </text:span><text:span text:style-name="T49">and specific tools </text:span><text:span text:style-name="T44">to be tested</text:span>. </text:p>
      <text:p text:style-name="P48"/>
      <text:p text:style-name="P70"><text:span text:style-name="T16">Motivation</text:span><text:span text:style-name="T10"><text:line-break/></text:span><text:span text:style-name="T12">Our main motivation </text:span><text:span text:style-name="T13">for this project </text:span><text:span text:style-name="T12">comes from </text:span><text:span text:style-name="T17">the potential to enter the rapidly growing productivity software market. It presents future opportunities to capitalise on the growing success of the market and thereby becoming successful ourselves. </text:span><text:span text:style-name="T18">The popularity and success of such apps stems from how our society has such a focus on our work productivity. Where we are a student or person in the workforce, we are all working to achieve some form of output. With majority of our time spent working and focusing on said output, we often find ourselves neglecting to properly organise our own schedules. Therefore, the option of productivity apps is convenient and perhaps necessary, especially for individuals finding difficulty to organise by themselves.</text:span></text:p>
      <text:p text:style-name="P70"><text:span text:style-name="T11">The other motivation we have is based up upon </text:span><text:span text:style-name="T23">our first-hand experiences with currently available productivity and time-management apps as students. </text:span><text:span text:style-name="T25">Students have many aspects to manage such as time-management, note-taking, and project/assignment management. There are a variety of apps available dedicated </text:span><text:span text:style-name="T31">to </text:span><text:span text:style-name="T25">one of these aspects, but the main issue </text:span><text:span text:style-name="T26">we identified </text:span><text:span text:style-name="T31">are</text:span><text:span text:style-name="T26"> the</text:span><text:span text:style-name="T25"> lack of apps designed to </text:span><text:span text:style-name="T32">fulfil</text:span><text:span text:style-name="T25"> </text:span><text:span text:style-name="T26">all these</text:span><text:span text:style-name="T25"> </text:span><text:span text:style-name="T32">requirements</text:span><text:span text:style-name="T25"> together. App choice variety is important and often enjoyed, but it does become tedious and time-consuming having to switch between apps just to use </text:span><text:span text:style-name="T32">a </text:span><text:span text:style-name="T25">specific function. Synchronising data across the apps is possible, but it is again tedious, time-consuming, and difficult </text:span><text:span text:style-name="T32">for most users</text:span><text:span text:style-name="T25">. </text:span><text:span text:style-name="T28">O</text:span><text:span text:style-name="T27">ur motivations together</text:span><text:span text:style-name="T25"> aim to resolve these issues</text:span><text:span text:style-name="T27"> so </text:span><text:span text:style-name="T32">the end-user can dedicate more time on their work</text:span><text:span text:style-name="T28">, regardless if our end-user is a student or not.</text:span></text:p>
      <text:p text:style-name="P75"/>
      <text:p text:style-name="P71"><text:span text:style-name="T29">Though it is not certain we can achieve our ambitious goals, the project will still prove to be a valuable learning experience for the team. It presents an attempt to mimic a real-world scenario where we can experiment with different aspects of project development and software development. This project will demonstrate to future employers our ability to identify a particular niche/requirement in a dominated market, </text:span><text:span text:style-name="T30">how we plan to solve these requirements</text:span><text:span text:style-name="T29">, </text:span><text:span text:style-name="T30">and how well we utilise each team member’s skill-set to cover </text:span><text:span text:style-name="T33">each other’s</text:span><text:span text:style-name="T30"> strengths and weaknesses. How we </text:span><text:soft-page-break/><text:span text:style-name="T30">react and adapt to obstacles impeding our progress, how we solve issues and how organised we are will be other aspects future employers will be looking out for.</text:span></text:p>
      <text:p text:style-name="P76"/>
      <text:p text:style-name="P44">Landscape</text:p>
      <text:p text:style-name="P72"><text:span text:style-name="T46">Based upon the “2022-2029 Global Productivity Apps Professional Market Research Report” synopsis, “Key players in the global Productivity Apps market…” </text:span><text:span text:style-name="T47">included Evernote, Microsoft To Do, Headspace, TeamViewer, etc. <text:line-break/></text:span><text:span text:style-name="T40">(2022-2029 GLOBAL PRODUCTIVITY APPS PROFESSIONAL MARKET RESEARCH REPORT, ANALYSIS FROM PERSPECTIVE OF SEGMENTATION (COMPETITOR LANDSCAPE, TYPE, APPLICATION, AND GEOGRAPHY), 2022)</text:span><text:span text:style-name="T34"><text:line-break/></text:span><text:span text:style-name="T35">Other similar products to our project also include Microsoft OneNote and Notion primarily for their <text:s/>note-taking feature</text:span><text:span text:style-name="T39">s</text:span><text:span text:style-name="T35">. From the few that have been identified, these products are not just competitors, but key players that dominate the market. It is extremely ambitious to believe that our project could compete directly with these products and companies. Therefore, our project will be capitalising on the one point of difference that these other applications lack. This </text:span><text:span text:style-name="T37">niche </text:span><text:span text:style-name="T35">refers </text:span><text:span text:style-name="T37">to each apps lack of variety in their functions to</text:span><text:span text:style-name="T35"> assist with </text:span><text:span text:style-name="T37">all aspects such as</text:span><text:span text:style-name="T35"> note-taking, productivity, project management and organisation. By presenting our project as an all-in-one solution, we fulfil a </text:span><text:span text:style-name="T36">particular </text:span><text:span text:style-name="T35">niche in the market. Our chances of success increase and </text:span><text:span text:style-name="T36">we </text:span><text:span text:style-name="T35">avoid directly competing with these existing products.</text:span></text:p>
      <text:p text:style-name="P44"/>
      <text:p text:style-name="P44"/>
      <text:p text:style-name="P68">Detailed Description</text:p>
      <text:p text:style-name="P45">Aims</text:p>
      <text:p text:style-name="P51"><text:span text:style-name="T73">Aim - </text:span><text:span text:style-name="T70">D</text:span>evelop a productivity web application</text:p>
      <text:p text:style-name="P52"><text:span text:style-name="T71">We aim to not only develop an application, but one that targets a niche requirement within a heavily dominated productivity software market. It will be developed with the premise and concept that it will versatile, simple and easy-to-use. To do this, there are functions, features and goals set out for the development of this project. </text:span><text:span text:style-name="T72">The ideal milestone we hope to achieve is deploying a prototype application on AWS with limited core functionality. However, due to time constraints and a lack of necessary skills/experience, this milestone most likely will not be reached. Therefore, the</text:span><text:span text:style-name="T71"> </text:span><text:span text:style-name="T72">minimum</text:span><text:span text:style-name="T71"> </text:span><text:span text:style-name="T72">milestone</text:span><text:span text:style-name="T71"> </text:span><text:span text:style-name="T72">we plan to achieve is a prototype in the form of a interactive mock-up which simulates all or majority of the core features. By doing this, we can still conduct testing and review the effectiveness of the UI,UX and functionality of the application.</text:span></text:p>
      <text:p text:style-name="P58"/>
      <text:p text:style-name="P53">Goal #1 – Establish a functionality flowchart and wireframe</text:p>
      <text:p text:style-name="P57">The functionality flowchart will describe how the application processes will flow and represent the relationships functions have. The wireframe’s purpose is to <text:span text:style-name="T74">provide an overview of the UI design, the related functionalities and the intended behaviours of user interaction. </text:span>This is our first <text:span text:style-name="T74">and foremost </text:span>priority to <text:span text:style-name="T74">achieve</text:span>. <text:span text:style-name="T74">Without achieving this goal, development is impossible or at the very least, difficult to achieve and executed poorly.</text:span></text:p>
      <text:p text:style-name="P59"/>
      <text:p text:style-name="P54">Goal #2 – Create a Login/Landing page</text:p>
      <text:p text:style-name="P60">For our prototype, this page will be the first page that <text:span text:style-name="T75">greets </text:span>users when they open up our web application. It will offer options for the user to either sign in with an existing account, or sign-up with a new account. Both options will take the user to a different pag<text:span text:style-name="T75">e. In either option, it will not perform any actual email/password authentication as that is a function that needs to be coded. It is an important page to create given that this is the first page a user sees. However, when compared to other goals and core functions, it is not as important and time constraints may require diversion of resources from this page. This is because it is not a page or function necessary to achieving our main aim or application’s functionality. This sentiment would change if we reached the stages of coding and required the sign-in authentication to be running.</text:span></text:p>
      <text:p text:style-name="P60"/>
      <text:p text:style-name="P54"><text:soft-page-break/>Goal #3 – Create a Notepad page</text:p>
      <text:p text:style-name="P61">This page allows a user to add and edit notes to a page with additional options for text formatting and fonts. In addition, an auto-save will be in-built into the page so changes will be saved to a database without pressing a button. This is a core feature that allows the application to <text:span text:style-name="T76">exist as</text:span> a productivity application and offer versatility <text:span text:style-name="T76">as planned</text:span>. However, <text:span text:style-name="T76">if </text:span>there were issues with time constraints, we may develop this page to have basic features such as adding note<text:span text:style-name="T76">s</text:span>, editing notes and creating or deleting a page <text:span text:style-name="T76">and saving a page</text:span>. <text:span text:style-name="T76">Additional features for text formatting and fonts are still crucial but technically are not required for basic functionality of this page.</text:span> </text:p>
      <text:p text:style-name="P61"/>
      <text:p text:style-name="P54">Goal #4 – Create a Whiteboard page</text:p>
      <text:p text:style-name="P62">This page will simulate an actual whiteboard where you can draw on it, add text and shapes to it. It is meant to serve as a page to quickly visualise ideas and create diagrams whether on an individual setting or in a team setting. Though not an in-built feature, a user can technically user a screenshot/screen snip function to save their ideas and diagrams. Unfortunately this may be a feature we won’t be able to simulate in Proto.io, therefore this goal might only be achieved to the extent of adding text to a blank white canvas, or simple setting the UI elements. The justification for this is because this page is not a core feature to our application and won’t impact on the application ability to exist as a productivity application.</text:p>
      <text:p text:style-name="P62"/>
      <text:p text:style-name="P54">Goal #5 – Create a Sticky Notes page</text:p>
      <text:p text:style-name="P63">This page is a board of sticky notes that a user can continuously add or delete sticky notes to their liking. The inspiration of this feature primarily came from Trello and the old Windows Sticky Notes feature. The sticky notes are organised in a grid format instead of free placement system as this leaves room for disorganisation on the board. Sticky notes would also have an additional feature to set a background colour to allow for further organisation. This page is considered a core feature as sticky notes have served to be a great way for some individuals to take down notes and organise their ideas. Therefore this page would still be a priority to complete, however some leeway would still be made. The most important feature for this page is to add/delete sticky notes and organise them in a grid format. The remaining features serve to enhance the usefulness of this page but are not necessary.</text:p>
      <text:p text:style-name="P63"/>
      <text:p text:style-name="P55">Goal #6 – Create a Roadmaps page</text:p>
      <text:p text:style-name="P64">This page is meant to be a collation of a project timeline and task to-do list which can be used set up for individual or team setting. It would display a timeline graph for either a project or assignment depending on the user’s need. Users are able to add tasks, delete tasks, complete tasks and assign tasks (exclusive in a team setting). This is a core feature which we believe to be one of the most appealing features of the application. For this reason, we would want to simulate almost all of the functions of this page. However time constraints may not allow us to fully develop the project timeline feature in Proto.io as it is unclear if this can be simulated to its full extent.</text:p>
      <text:p text:style-name="P55"/>
      <text:p text:style-name="P55">Goal #7 – Create an Overview Page</text:p>
      <text:p text:style-name="P65">This page is the first page that a user sees once they login. It will be a simple hub of buttons that house internal links to the different pages of the application. Each button will have its own unique logo to represent the page that they link to. <text:span text:style-name="T77">The button designs will be simplistic so that users can quickly find and intuitively understand what each button represents. Whilst technically not a core feature of the application, resources will still be put towards the full completion of this page. This is because from a UI/UX perspective, it is an essential page that not only makes page navigation easy, but also ties into our idea of a simplistic and intuitive design. Naming sense, this page might be changed to a ‘Dashboard’ instead of ‘Overview’</text:span></text:p>
      <text:p text:style-name="P65"/>
      <text:p text:style-name="P55">Goal #8 – Create a page for document uploading</text:p>
      <text:p text:style-name="P66"><text:soft-page-break/>This page is primarily a file management feature of the application. Like other file management apps or features, the user can have the ability to add, delete, rename, open of move documents,files and folders. <text:span text:style-name="T78">All document and folders are auto saved into the file manager. This feature is not a core feature so therefore, not much focus will be made to complete this page to its full extent. Furthermore the back-end processes of saving to a database can’t be completely simulated. This can only see full effectiveness once it has been coded and a robust cloud server has been set up for cloud storage.</text:span></text:p>
      <text:p text:style-name="P66"/>
      <text:p text:style-name="P55">Goal #9 – Create a Communication Channel page/tab</text:p>
      <text:p text:style-name="P67">One of our core features yet potentially most difficult to prototype/simulate. We would not develop our own communication servers/channels but rather simulate the API integration for Microsoft Teams. This would prove to be a more cheaper and effective method to establish some form of communication means for the application. However, for the purpose of the interactive mockup, we have opted to create a button that links directly to Microsoft Teams. Though this feature is a core feature, the most we would be able to simulate is opening up Microsoft Teams within the app. Any further behaviours/interactions with this feature is technically done within Microsoft Teams, therefore there is no point simulating this behaviour.</text:p>
      <text:p text:style-name="P55">Goal #10 – Allow for Direct Messaging capabilities <text:span text:style-name="T79">(Extension of Goal #9)</text:span></text:p>
      <text:p text:style-name="P67">This goal would still utilise the API integration for Microsoft Teams for direct messaging. It is not a priority to be developed in the prototype since the functionality depends on Microsoft Teams.</text:p>
      <text:p text:style-name="P67"/>
      <text:p text:style-name="P56">Goal #11 – Side Bar Menu</text:p>
      <text:p text:style-name="P50">This feature is a side bar on all pages after you log in to the web application. It features a Home button for users to go back to the Overview page. A drop down can be expanded or collapsed which contains buttons to navigate to all the pages in the application. It will be designed to be simple and minimalist. This is a priority feature that we need to simulate its entire functionality. Without a side bar, a user does not have an effective means of navigating through the application.</text:p>
      <text:p text:style-name="P49"/>
      <text:p text:style-name="P45">Plans and Progress</text:p>
      <text:p text:style-name="P45">Roles</text:p>
      <text:p text:style-name="P45">Scopes and Limits</text:p>
      <text:p text:style-name="P77">Firstly, it is important that we recognise the restraints that we have, coming into this Assignment. The development of a productivity App would require significant resources in developing the front-end and back-end of the software. The creation of a fully functioning front-end would require resources in coding HTML/CSS, which the team commands a basic understanding of the fundamentals. The use of JavaScript would also be important, considering that our project idea is a web-based application, requiring the use of JavaScript Libraries such as React. Considering that only 1 member has experience using this Library, in conjunction with the time restraint of less than 1 month to work on this Assignment, the team has unanimously agreed to opted out of producing a web-based application, favouring the option of produce a functioning prototype in lieu of this decision. </text:p>
      <text:p text:style-name="P77">Additionally, only 1 member is well acquainted in PHP for the back end, proceeding with creating a functional web-application would require a significant amount of work from the two members, rendering in an unfair amount of work distributed. </text:p>
      <text:p text:style-name="P77">Designating members as front-end and back-end developers would require them to learn specific languages, libraries, and how to use them to a degree where they can contribute evenly to the development of the project would be unfeasible, as the learning curve far outweighs the time we have.</text:p>
      <text:p text:style-name="P77">From out Assignment 2 Project Idea Description, we intend to prototype and develop a mock-up regarding the main features which include:</text:p>
      <text:list xml:id="list594579581" text:style-name="WWNum1">
        <text:list-item>
          <text:p text:style-name="P81">Notepad</text:p>
        </text:list-item>
        <text:list-item>
          <text:p text:style-name="P81">Whiteboard</text:p>
        </text:list-item>
        <text:list-item>
          <text:p text:style-name="P81"><text:soft-page-break/>Calendar</text:p>
        </text:list-item>
        <text:list-item>
          <text:p text:style-name="P81">Sticky Notes</text:p>
        </text:list-item>
        <text:list-item>
          <text:p text:style-name="P81">Roadmaps</text:p>
        </text:list-item>
        <text:list-item>
          <text:p text:style-name="P81">Overview Pages</text:p>
        </text:list-item>
        <text:list-item>
          <text:p text:style-name="P81">Document Uploading</text:p>
        </text:list-item>
        <text:list-item>
          <text:p text:style-name="P81">Channels</text:p>
        </text:list-item>
        <text:list-item>
          <text:p text:style-name="P81">Direct Messaging</text:p>
        </text:list-item>
      </text:list>
      <text:p text:style-name="P77"/>
      <text:p text:style-name="P77">We will be ignoring the extra features in this iteration of the development. The omitted items include:</text:p>
      <text:list xml:id="list2438092113" text:style-name="WWNum2">
        <text:list-item>
          <text:p text:style-name="P82">In-built Media Player</text:p>
        </text:list-item>
        <text:list-item>
          <text:p text:style-name="P82">In-built contact book</text:p>
        </text:list-item>
      </text:list>
      <text:p text:style-name="P77"/>
      <text:p text:style-name="P78">Furthermore, the use of Proto.io as our application to implement our features also needs to be addressed. Proto.io is very useful for simple prototyping projects. Where it comes short, is when complex arguments and conditional statements are needed to be implemented. As this prototyping tool does not support the use of if statements and simple logic, it is extremely difficult for use to be able to fully envision our project with Proto.io. However, due to the time constraints, amalgamated with our limited abilities in software development, we have further revised our expectations in the scopes and limits. Functionally, we are still aiming to provide the same experience as if one were using a fully developed application. For instance, for the Sticky Notes function, we intend to provide the user with the experience to type on a note, create a new note and delete an existing note. However, because of not being able to utilize conditional logic, we will cut some of our functions short, in terms of what we can present as well as make compromises regarding the ways we implement some features. </text:p>
      <text:p text:style-name="P45"/>
      <text:p text:style-name="P45">Tools and Technologies</text:p>
      <text:p text:style-name="P83">The main tools utilised for the initial development of the project will be Figma and Proto.io. Figma will be primarily used for creating the diagram process flowchart, whilst Proto.io will be used to create the wireframe and interactive mock-up of the project. Due to the small time constraint that is set to create these plans, a premium plan/license for Figma and Proto.io will not be required. We can use the free trial period to utilise the premium features as much as possible. We plan to use Russell’s prior experience with these tools to guiding and teach the team on how to use them. Once we reach the coding stage after testing and reviewing the UI/UX of the interactive prototype, we plan to use HMTL, Javascript and <text:span text:style-name="T80">PHP. Hayden and Russell have extensive experience with these languages and therefore would be most suitable with the responsibility of the actual software development. Visual Studio Code and Atom will be our primary choices of IDE, with GitHub being version control tool. In terms of hardware, it would only extend as far as having a standard laptop or a PC fast enough to handle coding </text:span><text:span text:style-name="T81">very</text:span><text:span text:style-name="T80"> efficiently.</text:span></text:p>
      <text:p text:style-name="P83"/>
      <text:p text:style-name="P2">Testing</text:p>
      <text:p text:style-name="P42">Throughout the stages of development of our application, we will test our program in many ways. The most common way we will test is after each revision is the functionality test, where someone working on it will go through to make sure there are no unexpected errors when performing tasks, and that all the buttons and links directly to where they’re meant to go, if everything works as it’s designed to, then it’s succeeded. After that there is usability testing, this will take place through user testing, users will be found through connections staff members have with family and/or friends who would use a productivity app, only about 5 people would be needed each time a usability test is done. This type of testing involves making sure that everything more or less feels right to people who aren’t exposed to the software already and ensuring that all of Nielsen's ten usability heuristics are being followed appropriately, such as user control, consistency, recognition, and aesthetics. This <text:soft-page-break/>stage of testing will be completed successfully once each user tester can successfully use the prototypes of the program within the tasks instructed without outside help.<text:line-break/><text:line-break/>Interface testing will also be done to ensure that the program connects to the servers correctly and that any error messages displayed are the correct ones, also that the database can be read correctly and work as designed. Also important is compatibility testing, where the app will be tested on all device types, such as Windows, Mac, Linux, Chrome, Firefox, Android, iOS, etc., to ensure that all tasks can be achieved on each system without error. Lastly is performance and security testing, the former involves putting the software to its limits by overloading it with information, this is to make sure that the limits of the software are well within the potential use cases of what users would do; and if it does crash, to make sure no data is lost. Security testing on the other hand is making sure all data on the servers, such as documents, email addresses, phone numbers, passwords, and payment details, are all securely kept, encrypted, and inaccessible by the end-user.</text:p>
      <text:p text:style-name="P43"/>
      <text:p text:style-name="P2"/>
      <text:p text:style-name="P2"/>
      <text:p text:style-name="P2"/>
      <text:p text:style-name="P2"/>
      <text:p text:style-name="P1">Time <text:span text:style-name="T1">F</text:span>ram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368405210384">
            <table:table-cell table:style-name="Table1.A1" office:value-type="string">
              <text:p text:style-name="P10"/>
            </table:table-cell>
            <table:table-cell table:style-name="Table1.A1" office:value-type="string">
              <text:p text:style-name="P5">Van</text:p>
            </table:table-cell>
            <table:table-cell table:style-name="Table1.A1" office:value-type="string">
              <text:p text:style-name="P11">Bo</text:p>
            </table:table-cell>
            <table:table-cell table:style-name="Table1.A1" office:value-type="string">
              <text:p text:style-name="P11">Hayden</text:p>
            </table:table-cell>
            <table:table-cell table:style-name="Table1.A1" office:value-type="string">
              <text:p text:style-name="P11">Daniel</text:p>
            </table:table-cell>
            <table:table-cell table:style-name="Table1.A1" office:value-type="string">
              <text:p text:style-name="P11">Russell</text:p>
            </table:table-cell>
          </table:table-row>
        </table:table-header-rows>
        <table:table-row table:style-name="TableLine94368405552784">
          <table:table-cell table:style-name="Table1.A1" office:value-type="string">
            <text:p text:style-name="P4">Week 1</text:p>
          </table:table-cell>
          <table:table-cell table:style-name="Table1.A1" office:value-type="string">
            <text:p text:style-name="P6">Design, collate, and audit Assignment 2 report. Fill in missing details of the report where required. <text:span text:style-name="T2">Assist to add report information to <text:s/></text:span>Block Market’s Assignment 2 website.</text:p>
          </table:table-cell>
          <table:table-cell table:style-name="Table1.A1" office:value-type="string">
            <text:p text:style-name="P6">Collate Assignment 2 MS Info document. Complete overview, motivation, skills and outcome of Project Ideas. <text:span text:style-name="T2">Assist to add report information to <text:s/></text:span>Block Market’s Assignment 2 website.</text:p>
          </table:table-cell>
          <table:table-cell table:style-name="Table1.A1" office:value-type="string">
            <text:p text:style-name="P6"><text:span text:style-name="T2">Complete </text:span>description and tools/tech of Project Ideas. <text:span text:style-name="T2">Amend website presentation issues.</text:span></text:p>
          </table:table-cell>
          <table:table-cell table:style-name="Table1.A1" office:value-type="string">
            <text:p text:style-name="P6">Assist with report <text:span text:style-name="T2">collation</text:span> <text:span text:style-name="T2">and add report information to <text:s/></text:span>Block Market’s Assignment 2 website</text:p>
          </table:table-cell>
          <table:table-cell table:style-name="Table1.A1" office:value-type="string">
            <text:p text:style-name="P6">Develop and design Block Market’s Assignment 2 website. <text:span text:style-name="T2">Assist to add report information to <text:s/></text:span>Block Market’s Assignment 2 website. <text:span text:style-name="T2">Amend website presentation issues.</text:span></text:p>
          </table:table-cell>
        </table:table-row>
        <table:table-row table:style-name="TableLine94368405553856">
          <table:table-cell table:style-name="Table1.A1" office:value-type="string">
            <text:p text:style-name="P4">Week 2</text:p>
          </table:table-cell>
          <table:table-cell table:style-name="Table1.A1" office:value-type="string">
            <text:p text:style-name="P9"><text:span text:style-name="T3">Research job ads for </text:span>UI/UX Designer<text:span text:style-name="T3">s and create our own</text:span> job ad for <text:span text:style-name="T3">this position</text:span>. <text:span text:style-name="T50">Start writing upon Plans &amp; Progress.</text:span></text:p>
          </table:table-cell>
          <table:table-cell table:style-name="Table1.A1" office:value-type="string">
            <text:p text:style-name="P8"><text:span text:style-name="T3">Research job ads for Advertising Specialists and create our own</text:span> job ad for <text:span text:style-name="T3">this position</text:span>.</text:p>
            <text:p text:style-name="P7"/>
          </table:table-cell>
          <table:table-cell table:style-name="Table1.A1" office:value-type="string">
            <text:p text:style-name="P8"><text:span text:style-name="T3">Research job ads for Software Engineers and create our own</text:span> job ad for <text:span text:style-name="T3">this position</text:span>.</text:p>
          </table:table-cell>
          <table:table-cell table:style-name="Table1.A1" office:value-type="string">
            <text:p text:style-name="P8"><text:span text:style-name="T3">Research job ads for Project Managers and create our own</text:span> job ad for <text:span text:style-name="T3">this position</text:span>.</text:p>
          </table:table-cell>
          <table:table-cell table:style-name="Table1.A1" office:value-type="string">
            <text:p text:style-name="P7">Create Block Market’s Assignment 3 website skeleton. Finish Team Profile (Group Processes and Career Plans).</text:p>
          </table:table-cell>
        </table:table-row>
        <table:table-row table:style-name="TableLine94368405554928">
          <table:table-cell table:style-name="Table1.A1" office:value-type="string">
            <text:p text:style-name="P4">Week 3</text:p>
          </table:table-cell>
          <table:table-cell table:style-name="Table1.A1" office:value-type="string">
            <text:p text:style-name="P12">Write up paragraph on their own career plans. Write up Group Processes &amp; Communication, Plans &amp; Progress, and Scopes &amp; Limits. Continue writing upon Plans &amp; Progress.</text:p>
          </table:table-cell>
          <table:table-cell table:style-name="Table1.A1" office:value-type="string">
            <text:p text:style-name="P13">Write up paragraph on their own career plans. Write up</text:p>
            <text:p text:style-name="P13">Overview. Continue updating Tool and Timeframe. Plan out A3 Presentation.</text:p>
          </table:table-cell>
          <table:table-cell table:style-name="Table1.A1" office:value-type="string">
            <text:p text:style-name="P13">Write up paragraph on their own career plans. Write up Aims and Tools &amp; Tech.</text:p>
            <text:p text:style-name="P13"/>
          </table:table-cell>
          <table:table-cell table:style-name="Table1.A1" office:value-type="string">
            <text:p text:style-name="P13">Write up paragraph on their own career plans. Write up Risks and Testing. Continue report collation.</text:p>
          </table:table-cell>
          <table:table-cell table:style-name="Table1.A1" office:value-type="string">
            <text:p text:style-name="P12">Write up paragraph on their own career plans. Write up Roles. Continue on website skeleton.</text:p>
          </table:table-cell>
        </table:table-row>
        <table:table-row table:style-name="TableLine94368405556128">
          <table:table-cell table:style-name="Table1.A1" office:value-type="string">
            <text:p text:style-name="P4">Week 4</text:p>
          </table:table-cell>
          <table:table-cell table:style-name="Table1.A1" office:value-type="string">
            <text:p text:style-name="P19">Start on wireframing/prototyping. Continue on <text:soft-page-break/>Plans &amp; Progress and Scopes &amp; Limits.</text:p>
          </table:table-cell>
          <table:table-cell table:style-name="Table1.A1" office:value-type="string">
            <text:p text:style-name="P19">Start on wireframing/prototyping. Finish up on Risks <text:soft-page-break/>and Timeframe.</text:p>
          </table:table-cell>
          <table:table-cell table:style-name="Table1.A1" office:value-type="string">
            <text:p text:style-name="P19">Finish writing up on Aims and Tools &amp; Tech. <text:soft-page-break/>Start on wireframing/prototyping.</text:p>
          </table:table-cell>
          <table:table-cell table:style-name="Table1.A1" office:value-type="string">
            <text:p text:style-name="P19">Start on wireframing/prototyping. Continue <text:soft-page-break/>report collation.</text:p>
          </table:table-cell>
          <table:table-cell table:style-name="Table1.A1" office:value-type="string">
            <text:p text:style-name="P19">Finish up on Roles. Continue with website <text:soft-page-break/>development</text:p>
          </table:table-cell>
        </table:table-row>
        <table:table-row table:style-name="TableLine94368405557520">
          <table:table-cell table:style-name="Table1.A1" office:value-type="string">
            <text:p text:style-name="P4">Week 5</text:p>
          </table:table-cell>
          <table:table-cell table:style-name="Table1.A1" office:value-type="string">
            <text:p text:style-name="P19">Finalise/test project prototype. Write up group reflection for self. Collate final documents for assignment submission. </text:p>
          </table:table-cell>
          <table:table-cell table:style-name="Table1.A1" office:value-type="string">
            <text:p text:style-name="P19">Finalise/test project prototype. </text:p>
            <text:p text:style-name="P19">Write up group reflection for self. Finish writing up on Tools. Write up <text:span text:style-name="T51">P</text:span>resentation <text:span text:style-name="T51">plan/content.</text:span></text:p>
          </table:table-cell>
          <table:table-cell table:style-name="Table1.A1" office:value-type="string">
            <text:p text:style-name="P19">Finalise/test project prototype. Write up group reflection for self.</text:p>
          </table:table-cell>
          <table:table-cell table:style-name="Table1.A1" office:value-type="string">
            <text:p text:style-name="P19">Finalise/test project prototype. Write up group reflection for self. Finish up with report collation. </text:p>
          </table:table-cell>
          <table:table-cell table:style-name="Table1.A1" office:value-type="string">
            <text:p text:style-name="P19">Finalise/test project prototype. Write up group reflection for self. Deploy assignment website. <text:span text:style-name="T51">Start creating Presentation website.</text:span></text:p>
          </table:table-cell>
        </table:table-row>
        <table:table-row table:style-name="TableLine94368405558832">
          <table:table-cell table:style-name="Table1.A1" office:value-type="string">
            <text:p text:style-name="P4">Week 6</text:p>
          </table:table-cell>
          <table:table-cell table:style-name="Table1.A1" office:value-type="string">
            <text:p text:style-name="P20">Do project presentation. Complete A3 contribution form/feedback. Review project prototype and user feedback.</text:p>
          </table:table-cell>
          <table:table-cell table:style-name="Table1.A1" office:value-type="string">
            <text:p text:style-name="P20">Do project presentation. Complete A3 contribution form/feedback. Review project prototype and user feedback.</text:p>
          </table:table-cell>
          <table:table-cell table:style-name="Table1.A1" office:value-type="string">
            <text:p text:style-name="P21">Do project presentation. Complete A3 contribution form/feedback. Review project prototype and user feedback.</text:p>
          </table:table-cell>
          <table:table-cell table:style-name="Table1.A1" office:value-type="string">
            <text:p text:style-name="P21">Do project presentation. Complete A3 contribution form/feedback. Review project prototype and user feedback.</text:p>
          </table:table-cell>
          <table:table-cell table:style-name="Table1.A1" office:value-type="string">
            <text:p text:style-name="P20">Do project presentation. Complete A3 contribution form/feedback. Add video to Presentation website.</text:p>
          </table:table-cell>
        </table:table-row>
        <table:table-row table:style-name="TableLine94368405560144">
          <table:table-cell table:style-name="Table1.A1" office:value-type="string">
            <text:p text:style-name="P4">Week 7</text:p>
          </table:table-cell>
          <table:table-cell table:style-name="Table1.A1" office:value-type="string">
            <text:p text:style-name="P22">Conduct further market research, surveys and identify potential avenues to develop towards. <text:span text:style-name="T52">Start networking with potential clients <text:s/>.</text:span></text:p>
          </table:table-cell>
          <table:table-cell table:style-name="Table1.A1" office:value-type="string">
            <text:p text:style-name="P22">Start setting up the project’s cloud server with AWS. Review cloud server plans and ensure within budget/resources.</text:p>
          </table:table-cell>
          <table:table-cell table:style-name="Table1.A1" office:value-type="string">
            <text:p text:style-name="P22">Start coding up <text:span text:style-name="T52">the</text:span> project. <text:span text:style-name="T52">Primary focus on back-end.</text:span></text:p>
          </table:table-cell>
          <table:table-cell table:style-name="Table1.A1" office:value-type="string">
            <text:p text:style-name="P22">Plan <text:span text:style-name="T52">and d</text:span>evelop <text:span text:style-name="T52">the entire </text:span>app database design. <text:span text:style-name="T52">Also submit plans <text:s/></text:span><text:span text:style-name="T53">on the deployment/storage of the</text:span><text:span text:style-name="T52"> database <text:s/>for </text:span><text:span text:style-name="T53">b</text:span><text:span text:style-name="T52">udgeting planning.</text:span></text:p>
          </table:table-cell>
          <table:table-cell table:style-name="Table1.A1" office:value-type="string">
            <text:p text:style-name="P22">Start coding up project. <text:span text:style-name="T52">Primary focus on front-end.</text:span></text:p>
          </table:table-cell>
        </table:table-row>
        <table:table-row table:style-name="TableLine94368405561456">
          <table:table-cell table:style-name="Table1.A1" office:value-type="string">
            <text:p text:style-name="P4">Week 8</text:p>
          </table:table-cell>
          <table:table-cell table:style-name="Table1.A1" office:value-type="string">
            <text:p text:style-name="P26">Write up report on findings based on market research, surveys etc. Goal is to identify <text:span text:style-name="T54">and relay </text:span>an<text:span text:style-name="T54">y</text:span> additional <text:span text:style-name="T54">wants/</text:span>need <text:span text:style-name="T54">from our target market and see if our application can deliver up on it. Continue networking with potential clients.</text:span> Assist with on-going software testing.</text:p>
          </table:table-cell>
          <table:table-cell table:style-name="Table1.A1" office:value-type="string">
            <text:p text:style-name="P26">Continue configuring AWS cloud server for app deployment. Review database deployment plans and decide on whether to use SQL or NoSQL. <text:span text:style-name="T54">Monitor</text:span> software development progress. <text:span text:style-name="T57">Update stakeholders on progress.</text:span> </text:p>
          </table:table-cell>
          <table:table-cell table:style-name="Table1.A1" office:value-type="string">
            <text:p text:style-name="P23">Continue coding <text:s/>the project. <text:span text:style-name="T52">Primary focus on back-end.</text:span></text:p>
          </table:table-cell>
          <table:table-cell table:style-name="Table1.A1" office:value-type="string">
            <text:p text:style-name="P27">Research and review DBMS software options most useful for the project database. Finalise the database design. Assist with on-going software testing.</text:p>
          </table:table-cell>
          <table:table-cell table:style-name="Table1.A1" office:value-type="string">
            <text:p text:style-name="P23">Continue coding <text:s/>the project. <text:span text:style-name="T52">Primary focus on front-end.</text:span></text:p>
          </table:table-cell>
        </table:table-row>
        <table:table-row table:style-name="TableLine94368405562688">
          <table:table-cell table:style-name="Table1.A1" office:value-type="string">
            <text:p text:style-name="P4">Week 9</text:p>
          </table:table-cell>
          <table:table-cell table:style-name="Table1.A1" office:value-type="string">
            <text:p text:style-name="P28"><text:span text:style-name="T54">Continue networking with potential clients.</text:span> <text:span text:style-name="T57">Start creating promotion campaign. </text:span>Assist with on-going software <text:span text:style-name="T56">testing.</text:span></text:p>
          </table:table-cell>
          <table:table-cell table:style-name="Table1.A1" office:value-type="string">
            <text:p text:style-name="P18">Finalise AWS cloud server configuration for app deployment. <text:s/><text:span text:style-name="T57"><text:s/>Update stakeholders on progress. Communicate additional requirements from stakeholders to team.</text:span></text:p>
            <text:p text:style-name="P17">Monitor software development and <text:soft-page-break/>database progress.</text:p>
          </table:table-cell>
          <table:table-cell table:style-name="Table1.A1" office:value-type="string">
            <text:p text:style-name="P24">Continue coding <text:s/>the project. <text:span text:style-name="T52">Primary focus on back-end. </text:span><text:span text:style-name="T56">Completion/near completion of front-end components.</text:span></text:p>
          </table:table-cell>
          <table:table-cell table:style-name="Table1.A1" office:value-type="string">
            <text:p text:style-name="P17">Start database <text:span text:style-name="T55">development </text:span>in the chosen DBMS software. <text:span text:style-name="T53">Assist with on-going software </text:span>and database <text:span text:style-name="T53">testing.</text:span></text:p>
          </table:table-cell>
          <table:table-cell table:style-name="Table1.A1" office:value-type="string">
            <text:p text:style-name="P25">Continue coding <text:s/>the project. <text:span text:style-name="T52">Primary focus on front-end. </text:span><text:span text:style-name="T56">Completion/near completion of front-end components.</text:span></text:p>
          </table:table-cell>
        </table:table-row>
        <table:table-row table:style-name="TableLine94368405564000">
          <table:table-cell table:style-name="Table1.A1" office:value-type="string">
            <text:p text:style-name="P4">Week 10</text:p>
          </table:table-cell>
          <table:table-cell table:style-name="Table1.A1" office:value-type="string">
            <text:p text:style-name="P29">Finalise promotion campaign. <text:span text:style-name="T54">Continue networking with potential clients.</text:span><text:span text:style-name="T53"> Assist with on-going software </text:span><text:span text:style-name="T54">and database </text:span><text:span text:style-name="T53">testing.</text:span></text:p>
          </table:table-cell>
          <table:table-cell table:style-name="Table1.A1" office:value-type="string">
            <text:p text:style-name="P14"><text:span text:style-name="T58">Write up a project status report for stakeholders. U</text:span><text:span text:style-name="T57">pdate stakeholders on progress. Communicate additional requirements from stakeholders to team.</text:span></text:p>
            <text:p text:style-name="P15">Monitor software development and database progress.</text:p>
          </table:table-cell>
          <table:table-cell table:style-name="Table1.A1" office:value-type="string">
            <text:p text:style-name="P29">Finalise project development. Ensure completion of almost all components. Work with Daniel on implementing database with the application.</text:p>
          </table:table-cell>
          <table:table-cell table:style-name="Table1.A1" office:value-type="string">
            <text:p text:style-name="P29">Finalise database development in chosen DBMS software. Work with Hayden/Rusell on implementing database with the application. <text:span text:style-name="T53">Assist with on-going software </text:span><text:span text:style-name="T54">and database </text:span><text:span text:style-name="T53">testing.</text:span></text:p>
          </table:table-cell>
          <table:table-cell table:style-name="Table1.A1" office:value-type="string">
            <text:p text:style-name="P29">Finalise project development. Ensure completion of almost all components. Work with Daniel on implementing database with the application.</text:p>
          </table:table-cell>
        </table:table-row>
        <table:table-row table:style-name="TableLine94368405566080">
          <table:table-cell table:style-name="Table1.A1" office:value-type="string">
            <text:p text:style-name="P4">Week 11</text:p>
          </table:table-cell>
          <table:table-cell table:style-name="Table1.A1" office:value-type="string">
            <text:p text:style-name="P29">Deploy promotion campaign on social medias. <text:span text:style-name="T54">Continue networking with potential clients </text:span><text:span text:style-name="T59">and answering queries.</text:span></text:p>
          </table:table-cell>
          <table:table-cell table:style-name="Table1.A1" office:value-type="string">
            <text:p text:style-name="P29">Pre<text:span text:style-name="T59">sent project status and progress report to stakeholders. Thorough testing of application. Review current budget usage and projected user count.</text:span></text:p>
          </table:table-cell>
          <table:table-cell table:style-name="Table1.A1" office:value-type="string">
            <text:p text:style-name="P30">Thorough testing and debugging of application.</text:p>
          </table:table-cell>
          <table:table-cell table:style-name="Table1.A1" office:value-type="string">
            <text:p text:style-name="P30">Thorough testing and debugging of application. Primary focus on the database.</text:p>
          </table:table-cell>
          <table:table-cell table:style-name="Table1.A1" office:value-type="string">
            <text:p text:style-name="P30">Thorough testing and debugging of application.</text:p>
          </table:table-cell>
        </table:table-row>
        <table:table-row table:style-name="TableLine94368405567200">
          <table:table-cell table:style-name="Table1.A1" office:value-type="string">
            <text:p text:style-name="P4">Week 12</text:p>
          </table:table-cell>
          <table:table-cell table:style-name="Table1.A1" office:value-type="string">
            <text:p text:style-name="P30">Continue promotion campaign on social medias. <text:span text:style-name="T54">Continue networking with potential clients </text:span>and answering queries. Draft up user survey page.</text:p>
          </table:table-cell>
          <table:table-cell table:style-name="Table1.A1" office:value-type="string">
            <text:p text:style-name="P16"><text:span text:style-name="T59">U</text:span><text:span text:style-name="T57">pdate stakeholders on progress </text:span><text:span text:style-name="T59">and application deployment</text:span><text:span text:style-name="T57">. </text:span><text:span text:style-name="T64">Analyse projected data user count and budget usage.</text:span><text:span text:style-name="T59"> </text:span></text:p>
          </table:table-cell>
          <table:table-cell table:style-name="Table1.A1" office:value-type="string">
            <text:p text:style-name="P30">Deploy application on AWS.</text:p>
          </table:table-cell>
          <table:table-cell table:style-name="Table1.A1" office:value-type="string">
            <text:p text:style-name="P30">Deploy application on AWS.</text:p>
          </table:table-cell>
          <table:table-cell table:style-name="Table1.A1" office:value-type="string">
            <text:p text:style-name="P30">Deploy application on AWS.</text:p>
          </table:table-cell>
        </table:table-row>
        <table:table-row table:style-name="TableLine94368405568512">
          <table:table-cell table:style-name="Table1.A1" office:value-type="string">
            <text:p text:style-name="P4">Week 13</text:p>
          </table:table-cell>
          <table:table-cell table:style-name="Table1.A1" office:value-type="string">
            <text:p text:style-name="P34">Deploy user survey page. <text:span text:style-name="T59">Continue promotion campaign on social medias. </text:span><text:span text:style-name="T54">Continue networking with potential clients </text:span><text:span text:style-name="T59">and answering queries. </text:span>Review and analyse project performance and user feedback.</text:p>
          </table:table-cell>
          <table:table-cell table:style-name="Table1.A1" office:value-type="string">
            <text:p text:style-name="P31">Update stakeholders on progress, user feedback and application success. Review and analyse project performance and user feedback. <text:span text:style-name="T60">Monitor user usage, ensure cloud server usage still within budget.</text:span></text:p>
          </table:table-cell>
          <table:table-cell table:style-name="Table1.A1" office:value-type="string">
            <text:p text:style-name="P32">Ongoing application support and debugging. <text:span text:style-name="T61">Start coding up on additional features to add <text:s/>to application.</text:span></text:p>
          </table:table-cell>
          <table:table-cell table:style-name="Table1.A1" office:value-type="string">
            <text:p text:style-name="P33">Ongoing application support and debugging. <text:span text:style-name="T61">Start coding up on additional features to add to application. Expand upon database design/requirements where necessary.</text:span></text:p>
          </table:table-cell>
          <table:table-cell table:style-name="Table1.A1" office:value-type="string">
            <text:p text:style-name="P33">Ongoing application support and debugging. <text:span text:style-name="T61">Start coding up on additional features to add <text:s/>to application.</text:span></text:p>
          </table:table-cell>
        </table:table-row>
        <table:table-row table:style-name="TableLine94368405569824">
          <table:table-cell table:style-name="Table1.A1" office:value-type="string">
            <text:p text:style-name="P4">Week 14</text:p>
          </table:table-cell>
          <table:table-cell table:style-name="Table1.A1" office:value-type="string">
            <text:p text:style-name="P35"><text:span text:style-name="T59">Continue promotion campaign on social medias. </text:span><text:span text:style-name="T54">Continue networking with potential clients </text:span><text:span text:style-name="T59">and answering queries. </text:span><text:span text:style-name="T62">Monitor user usage, ensure cloud server usage still within budget.</text:span></text:p>
          </table:table-cell>
          <table:table-cell table:style-name="Table1.A1" office:value-type="string">
            <text:p text:style-name="P35">Update stakeholders on progress, user feedback and application success. <text:span text:style-name="T62">Write up report/summary on project performance and user feedback. </text:span><text:span text:style-name="T60">Monitor user usage, ensure cloud server usage still within budget.</text:span></text:p>
          </table:table-cell>
          <table:table-cell table:style-name="Table1.A1" office:value-type="string">
            <text:p text:style-name="P36">Ongoing application support and debugging. <text:span text:style-name="T62">Deploy additional features to application.</text:span></text:p>
          </table:table-cell>
          <table:table-cell table:style-name="Table1.A1" office:value-type="string">
            <text:p text:style-name="P36">Ongoing application support and debugging. <text:span text:style-name="T62">Deploy additional features/database extensions to application.</text:span></text:p>
          </table:table-cell>
          <table:table-cell table:style-name="Table1.A1" office:value-type="string">
            <text:p text:style-name="P36">Ongoing application support and debugging. <text:span text:style-name="T62">Deploy additional features to application.</text:span></text:p>
          </table:table-cell>
        </table:table-row>
        <table:table-row table:style-name="TableLine94368405571136">
          <table:table-cell table:style-name="Table1.A1" office:value-type="string">
            <text:p text:style-name="P4">Week 15</text:p>
          </table:table-cell>
          <table:table-cell table:style-name="Table1.A1" office:value-type="string">
            <text:p text:style-name="P35"><text:span text:style-name="T54">Continue networking </text:span><text:soft-page-break/><text:span text:style-name="T54">with potential clients </text:span><text:span text:style-name="T59">and answering queries. </text:span><text:span text:style-name="T62">Monitor user usage, ensure cloud server usage still within budget.</text:span></text:p>
          </table:table-cell>
          <table:table-cell table:style-name="Table1.A1" office:value-type="string">
            <text:p text:style-name="P37">Present report <text:soft-page-break/>summary review on project performance, user feedback and application success to clients. Present KPI/performance review <text:span text:style-name="T63">to each</text:span> team members.</text:p>
          </table:table-cell>
          <table:table-cell table:style-name="Table1.A1" office:value-type="string">
            <text:p text:style-name="P36">Ongoing <text:soft-page-break/>application support and debugging.</text:p>
          </table:table-cell>
          <table:table-cell table:style-name="Table1.A1" office:value-type="string">
            <text:p text:style-name="P36">Ongoing <text:soft-page-break/>application support and debugging.</text:p>
          </table:table-cell>
          <table:table-cell table:style-name="Table1.A1" office:value-type="string">
            <text:p text:style-name="P36">Ongoing <text:soft-page-break/>application support and debugging.</text:p>
          </table:table-cell>
        </table:table-row>
      </table:table>
      <text:p text:style-name="P38"/>
      <text:p text:style-name="P38"/>
      <text:p text:style-name="P2">Risks</text:p>
      <text:p text:style-name="P39">Majority of the potential risks come from our usage of software and online services. With regards to our prototyping/mock up, we plan to use Proto.io for this purpose. From our experience with learning and understanding Proto.io, there is the issue in which it is limited in what type of interactions and actions can be simulated. Therefore, some components that have been planned out will not be simulated accurately or at all. <text:span text:style-name="T65">T</text:span>his <text:span text:style-name="T65">impacts</text:span> our capability <text:span text:style-name="T65">to quickly identify and resolve bugs/issues that originate from these unimplemented components. Such bugs/issues may only arise once we reach the software development stage and will hinder the project timeline. <text:line-break/><text:line-break/>Additionally we have to think about the usage of cloud services since we plan to deploy a web application. Regardless of which one we use, there still comes the risk that the application may not be deployed properly and further configuration will be needed, hindering the project timeline. Additionally, there comes the potential risk where we have more users than projected which is generally a positive consequence. However, it also opens the possibility that the cloud service plan may automatically </text:span><text:span text:style-name="T66">upgrade</text:span><text:span text:style-name="T65"> to accommodate the additional users and become a paid service. </text:span><text:span text:style-name="T66">There would of course be constraints set to avoid such a situation but the possibility is still there. Hackers attempting to obtain the cloud service API key is a major security risk we need to prevent and be vigilant against, lest we suffer major consequences that may lead to the immediate shutdown of the application </text:span><text:span text:style-name="T68">or additional billing</text:span><text:span text:style-name="T66">.</text:span></text:p>
      <text:p text:style-name="P39"/>
      <text:p text:style-name="P41">Later on in the project where we need to decide on a <text:span text:style-name="T67">Database Management System (DBMS), </text:span>we need to consider in particular if we use a SQL/NoSQL DBMS. SQL has benefits of an accurate and robust database, but it does come general risks such as being too expensive to maintain, constraints causing conflict with its interaction to the software. Such risks naturally will cause delays to project progress and in some cases, halt it entirely depending on the scenario. On the other hand with NoSQL, it will be more high performing and quicker for querying. However this also means we need to place extra emphasis on our software development and implement data constraints through our code rather than the DBMS. Additionally, due to the lack of <text:span text:style-name="T69">emphasis on data integrity that NoSQL has, the chances of bugs to the DBMS and application greatly increase.</text:span></text:p>
      <text:p text:style-name="P41"/>
      <text:p text:style-name="P40"><text:span text:style-name="T67">W</text:span>ith our choice of programming languages, we may not identify limitations and shortcomings until well into the software development stage. Delays <text:span text:style-name="T67">to project timeline </text:span>may occur due to bugs, lack of ability to <text:span text:style-name="T67">program certain functions, and attempting to create a workaround that may have otherwise been easier in a another programming language. We also have to be mindful in the capabilities to interact and deploy with our choice of cloud service and even DBMS.</text:span></text:p>
      <text:p text:style-name="P40"/>
      <text:p text:style-name="P40"/>
      <text:p text:style-name="P40"/>
      <text:p text:style-name="P2">Group processes and communications</text:p>
      <text:p text:style-name="P79">We are continuing the format for meetings from Assignment 2, aiming to hold 2 meetings per week, on Thursday and Sunday. The purpose of the meetings is to check on progress set for the week from every member, discuss if they need any help on their end, as well as discuss the assignment of new <text:soft-page-break/>tasks, especially for members that have completed all their assigned tasks. This is conducted as a formal meeting on Microsoft Teams, where we are utilizing new tools such as a task board, as a rectification of the problems pertaining to task tracking from Assignment 2. </text:p>
      <text:p text:style-name="P79">Bo has also set up a Discord Server, intended to be used as an informal, alternative channel of communication as it is easier to reach everyone there, having the application on mobile phones. Additionally, the use of Microsoft Teams chat has also been established as a means of communication, as if a member wants to reach out to a specific individual, they do not have to resort to the Group Channel and can do so on their accord. </text:p>
      <text:p text:style-name="P79">Additionally, the tutorials like the way we conduct a Teams Meeting, but in more length and detail. Task allocation, progress tracking and other issues relating to the assignment are discussed both as a team, as well as confiding in Anthony for problems needing clarification and guidance on tools and processes to employ. Therefore, to summarize, we intend to hold a face-to-face meeting, in the form of the tutorial, as well as 2 additional meetings.</text:p>
      <text:p text:style-name="P80">In the absence of a member in the meeting, they will be caught up by either Bo or Van, and discuss the tasks allocated to them, as well as understanding why they were not able to attend. For the writing component of this assignment, the tasks were split, to be completed individually. However, the advent of wireframing and creating the mockup, the team expects the number of times we communicate to increase. </text:p>
      <text:p text:style-name="P2"/>
      <text:p text:style-name="P2"/>
      <text:p text:style-name="P3">References</text:p>
      <text:p text:style-name="P74"><text:span text:style-name="T42">Grandviewresearch.com. 2022. Productivity Management Software Market Report, 2030. [online] Available at: &lt;https://www.grandviewresearch.com/industry-analysis/productivity-management-software-market&gt; </text:span><text:span text:style-name="T41"> </text:span></text:p>
      <text:p text:style-name="P73"><text:span text:style-name="T38">Market Reports World. 2022. </text:span><text:span text:style-name="T48">2022-2029 GLOBAL PRODUCTIVITY APPS PROFESSIONAL MARKET RESEARCH REPORT, ANALYSIS FROM PERSPECTIVE OF SEGMENTATION (COMPETITOR LANDSCAPE, TYPE, APPLICATION, AND GEOGRAPHY)</text:span><text:span text:style-name="T38">. [online] Available at: &lt;https://www.marketreportsworld.com/2022-2029-global-productivity-apps-professional-market-20226339&gt; [Accessed 14 May 20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ordVisi MSFontService" svg:font-family="'WordVisi MSFontService', Arial, 'Arial EmbeddedFont', 'Arial MSFontServic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7T15:09:57.073744395</meta:creation-date>
    <dc:date>2022-05-26T20:36:05.787785845</dc:date>
    <meta:editing-duration>PT4H27S</meta:editing-duration>
    <meta:editing-cycles>50</meta:editing-cycles>
    <meta:generator>LibreOffice/7.3.3.2$Linux_X86_64 LibreOffice_project/30$Build-2</meta:generator>
    <meta:document-statistic meta:table-count="1" meta:image-count="0" meta:object-count="0" meta:page-count="10" meta:paragraph-count="171" meta:word-count="5401" meta:character-count="34319" meta:non-whitespace-character-count="29054"/>
  </office:meta>
</office:document-meta>
</file>